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543in"/>
    </style:style>
    <style:style style:name="co2" style:family="table-column">
      <style:table-column-properties fo:break-before="auto" style:column-width="0.6846in"/>
    </style:style>
    <style:style style:name="co3" style:family="table-column">
      <style:table-column-properties fo:break-before="auto" style:column-width="0.9102in"/>
    </style:style>
    <style:style style:name="co4" style:family="table-column">
      <style:table-column-properties fo:break-before="auto" style:column-width="1.1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8.1457in" svg:y="1.9949in">
            <draw:object draw:notify-on-update-of-ranges="Sheet1.Q12:Sheet1.Q12 Sheet1.Q13:Sheet1.Q24 Sheet1.R12:Sheet1.R12 Sheet1.R13:Sheet1.R24 Sheet1.S12:Sheet1.S12 Sheet1.S13:Sheet1.S24 Sheet1.T12:Sheet1.T12 Sheet1.T13:Sheet1.T24 Sheet1.U12:Sheet1.U12 Sheet1.U13:Sheet1.U24 Sheet1.V12:Sheet1.V12 Sheet1.V13:Sheet1.V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2" table:default-cell-style-name="Default"/>
        <table:table-column table:style-name="co3" table:default-cell-style-name="ce6"/>
        <table:table-column table:style-name="co4" table:default-cell-style-name="Default"/>
        <table:table-column table:style-name="co3" table:number-columns-repeated="1009" table:default-cell-style-name="Default"/>
        <table:table-row table:style-name="ro1">
          <table:table-cell office:value-type="string" calcext:value-type="string">
            <text:p>Twitter Shares</text:p>
          </table:table-cell>
          <table:table-cell table:number-columns-repeated="12"/>
          <table:table-cell table:style-name="Default"/>
          <table:table-cell office:value-type="string" calcext:value-type="string">
            <text:p>Diagramm Data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3" office:value-type="string" calcext:value-type="string">
            <text:p>Jan</text:p>
          </table:table-cell>
          <table:table-cell table:style-name="ce3" office:value-type="string" calcext:value-type="string">
            <text:p>Feb</text:p>
          </table:table-cell>
          <table:table-cell table:style-name="ce3" office:value-type="string" calcext:value-type="string">
            <text:p>Mar</text:p>
          </table:table-cell>
          <table:table-cell table:style-name="ce3" office:value-type="string" calcext:value-type="string">
            <text:p>Apr</text:p>
          </table:table-cell>
          <table:table-cell table:style-name="ce3" office:value-type="string" calcext:value-type="string">
            <text:p>May</text:p>
          </table:table-cell>
          <table:table-cell table:style-name="ce3" office:value-type="string" calcext:value-type="string">
            <text:p>14/06</text:p>
          </table:table-cell>
          <table:table-cell table:style-name="ce3" office:value-type="string" calcext:value-type="string">
            <text:p>14/07</text:p>
          </table:table-cell>
          <table:table-cell table:style-name="ce3" office:value-type="string" calcext:value-type="string">
            <text:p>14/08</text:p>
          </table:table-cell>
          <table:table-cell table:style-name="ce3" office:value-type="string" calcext:value-type="string">
            <text:p>14/09</text:p>
          </table:table-cell>
          <table:table-cell table:style-name="ce3" office:value-type="string" calcext:value-type="string">
            <text:p>14/10</text:p>
          </table:table-cell>
          <table:table-cell table:style-name="ce3" office:value-type="string" calcext:value-type="string">
            <text:p>14/11</text:p>
          </table:table-cell>
          <table:table-cell table:style-name="ce3" office:value-type="string" calcext:value-type="string">
            <text:p>14/12</text:p>
          </table:table-cell>
          <table:table-cell table:style-name="ce5" office:value-type="string" calcext:value-type="string">
            <text:p>SU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c.co.uk</text:p>
          </table:table-cell>
          <table:table-cell office:value-type="float" office:value="2704107" calcext:value-type="float">
            <text:p>2704107</text:p>
          </table:table-cell>
          <table:table-cell office:value-type="float" office:value="2481114" calcext:value-type="float">
            <text:p>2481114</text:p>
          </table:table-cell>
          <table:table-cell office:value-type="float" office:value="2714705" calcext:value-type="float">
            <text:p>2714705</text:p>
          </table:table-cell>
          <table:table-cell office:value-type="float" office:value="2866354" calcext:value-type="float">
            <text:p>2866354</text:p>
          </table:table-cell>
          <table:table-cell office:value-type="float" office:value="3123577" calcext:value-type="float">
            <text:p>3123577</text:p>
          </table:table-cell>
          <table:table-cell office:value-type="float" office:value="3245304" calcext:value-type="float">
            <text:p>3245304</text:p>
          </table:table-cell>
          <table:table-cell office:value-type="float" office:value="3556637" calcext:value-type="float">
            <text:p>3556637</text:p>
          </table:table-cell>
          <table:table-cell office:value-type="float" office:value="3392030" calcext:value-type="float">
            <text:p>3392030</text:p>
          </table:table-cell>
          <table:table-cell office:value-type="float" office:value="3789897" calcext:value-type="float">
            <text:p>3789897</text:p>
          </table:table-cell>
          <table:table-cell office:value-type="float" office:value="4020105" calcext:value-type="float">
            <text:p>4020105</text:p>
          </table:table-cell>
          <table:table-cell office:value-type="float" office:value="3960272" calcext:value-type="float">
            <text:p>3960272</text:p>
          </table:table-cell>
          <table:table-cell office:value-type="float" office:value="3751694" calcext:value-type="float">
            <text:p>3751694</text:p>
          </table:table-cell>
          <table:table-cell table:formula="of:=SUM([.B3:.M3])" office:value-type="float" office:value="39605796" calcext:value-type="float">
            <text:p>396057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ytimes.com</text:p>
          </table:table-cell>
          <table:table-cell/>
          <table:table-cell office:value-type="float" office:value="1280818" calcext:value-type="float">
            <text:p>1280818</text:p>
          </table:table-cell>
          <table:table-cell office:value-type="float" office:value="1836429" calcext:value-type="float">
            <text:p>1836429</text:p>
          </table:table-cell>
          <table:table-cell office:value-type="float" office:value="1997272" calcext:value-type="float">
            <text:p>1997272</text:p>
          </table:table-cell>
          <table:table-cell office:value-type="float" office:value="2112842" calcext:value-type="float">
            <text:p>2112842</text:p>
          </table:table-cell>
          <table:table-cell office:value-type="float" office:value="2284778" calcext:value-type="float">
            <text:p>2284778</text:p>
          </table:table-cell>
          <table:table-cell office:value-type="float" office:value="2476791" calcext:value-type="float">
            <text:p>2476791</text:p>
          </table:table-cell>
          <table:table-cell office:value-type="float" office:value="2354626" calcext:value-type="float">
            <text:p>2354626</text:p>
          </table:table-cell>
          <table:table-cell office:value-type="float" office:value="2420402" calcext:value-type="float">
            <text:p>2420402</text:p>
          </table:table-cell>
          <table:table-cell office:value-type="float" office:value="2597804" calcext:value-type="float">
            <text:p>2597804</text:p>
          </table:table-cell>
          <table:table-cell office:value-type="float" office:value="2221533" calcext:value-type="float">
            <text:p>2221533</text:p>
          </table:table-cell>
          <table:table-cell office:value-type="float" office:value="2179163" calcext:value-type="float">
            <text:p>2179163</text:p>
          </table:table-cell>
          <table:table-cell table:formula="of:=SUM([.B4:.M4])" office:value-type="float" office:value="23762458" calcext:value-type="float">
            <text:p>237624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shable.com</text:p>
          </table:table-cell>
          <table:table-cell office:value-type="float" office:value="1421044" calcext:value-type="float">
            <text:p>1421044</text:p>
          </table:table-cell>
          <table:table-cell office:value-type="float" office:value="1459562" calcext:value-type="float">
            <text:p>1459562</text:p>
          </table:table-cell>
          <table:table-cell office:value-type="float" office:value="1655541" calcext:value-type="float">
            <text:p>1655541</text:p>
          </table:table-cell>
          <table:table-cell office:value-type="float" office:value="1829419" calcext:value-type="float">
            <text:p>1829419</text:p>
          </table:table-cell>
          <table:table-cell office:value-type="float" office:value="1767630" calcext:value-type="float">
            <text:p>1767630</text:p>
          </table:table-cell>
          <table:table-cell office:value-type="float" office:value="1834040" calcext:value-type="float">
            <text:p>1834040</text:p>
          </table:table-cell>
          <table:table-cell office:value-type="float" office:value="1951710" calcext:value-type="float">
            <text:p>1951710</text:p>
          </table:table-cell>
          <table:table-cell office:value-type="float" office:value="1656521" calcext:value-type="float">
            <text:p>1656521</text:p>
          </table:table-cell>
          <table:table-cell office:value-type="float" office:value="1856563" calcext:value-type="float">
            <text:p>1856563</text:p>
          </table:table-cell>
          <table:table-cell office:value-type="float" office:value="1816282" calcext:value-type="float">
            <text:p>1816282</text:p>
          </table:table-cell>
          <table:table-cell office:value-type="float" office:value="1775751" calcext:value-type="float">
            <text:p>1775751</text:p>
          </table:table-cell>
          <table:table-cell office:value-type="float" office:value="1600099" calcext:value-type="float">
            <text:p>1600099</text:p>
          </table:table-cell>
          <table:table-cell table:formula="of:=SUM([.B5:.M5])" office:value-type="float" office:value="20624162" calcext:value-type="float">
            <text:p>206241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bcnews.com</text:p>
          </table:table-cell>
          <table:table-cell office:value-type="float" office:value="790662" calcext:value-type="float">
            <text:p>790662</text:p>
          </table:table-cell>
          <table:table-cell office:value-type="float" office:value="1149334" calcext:value-type="float">
            <text:p>1149334</text:p>
          </table:table-cell>
          <table:table-cell office:value-type="float" office:value="1759073" calcext:value-type="float">
            <text:p>1759073</text:p>
          </table:table-cell>
          <table:table-cell office:value-type="float" office:value="1558928" calcext:value-type="float">
            <text:p>1558928</text:p>
          </table:table-cell>
          <table:table-cell office:value-type="float" office:value="1623797" calcext:value-type="float">
            <text:p>1623797</text:p>
          </table:table-cell>
          <table:table-cell office:value-type="float" office:value="1803100" calcext:value-type="float">
            <text:p>1803100</text:p>
          </table:table-cell>
          <table:table-cell office:value-type="float" office:value="1906837" calcext:value-type="float">
            <text:p>1906837</text:p>
          </table:table-cell>
          <table:table-cell office:value-type="float" office:value="1677643" calcext:value-type="float">
            <text:p>1677643</text:p>
          </table:table-cell>
          <table:table-cell office:value-type="float" office:value="1667659" calcext:value-type="float">
            <text:p>1667659</text:p>
          </table:table-cell>
          <table:table-cell office:value-type="float" office:value="1364784" calcext:value-type="float">
            <text:p>1364784</text:p>
          </table:table-cell>
          <table:table-cell office:value-type="float" office:value="1279177" calcext:value-type="float">
            <text:p>1279177</text:p>
          </table:table-cell>
          <table:table-cell office:value-type="float" office:value="1060136" calcext:value-type="float">
            <text:p>1060136</text:p>
          </table:table-cell>
          <table:table-cell table:formula="of:=SUM([.B6:.M6])" office:value-type="float" office:value="17641130" calcext:value-type="float">
            <text:p>176411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nn.com</text:p>
          </table:table-cell>
          <table:table-cell office:value-type="float" office:value="1178810" calcext:value-type="float">
            <text:p>1178810</text:p>
          </table:table-cell>
          <table:table-cell office:value-type="float" office:value="1155358" calcext:value-type="float">
            <text:p>1155358</text:p>
          </table:table-cell>
          <table:table-cell office:value-type="float" office:value="1207393" calcext:value-type="float">
            <text:p>1207393</text:p>
          </table:table-cell>
          <table:table-cell office:value-type="float" office:value="1246775" calcext:value-type="float">
            <text:p>1246775</text:p>
          </table:table-cell>
          <table:table-cell office:value-type="float" office:value="1245418" calcext:value-type="float">
            <text:p>1245418</text:p>
          </table:table-cell>
          <table:table-cell office:value-type="float" office:value="1169156" calcext:value-type="float">
            <text:p>1169156</text:p>
          </table:table-cell>
          <table:table-cell office:value-type="float" office:value="1385019" calcext:value-type="float">
            <text:p>1385019</text:p>
          </table:table-cell>
          <table:table-cell office:value-type="float" office:value="1307342" calcext:value-type="float">
            <text:p>1307342</text:p>
          </table:table-cell>
          <table:table-cell office:value-type="float" office:value="1352330" calcext:value-type="float">
            <text:p>1352330</text:p>
          </table:table-cell>
          <table:table-cell office:value-type="float" office:value="1532395" calcext:value-type="float">
            <text:p>1532395</text:p>
          </table:table-cell>
          <table:table-cell office:value-type="float" office:value="1273525" calcext:value-type="float">
            <text:p>1273525</text:p>
          </table:table-cell>
          <table:table-cell office:value-type="float" office:value="965922" calcext:value-type="float">
            <text:p>965922</text:p>
          </table:table-cell>
          <table:table-cell table:formula="of:=SUM([.B7:.M7])" office:value-type="float" office:value="15019443" calcext:value-type="float">
            <text:p>150194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heguardian.com</text:p>
          </table:table-cell>
          <table:table-cell/>
          <table:table-cell office:value-type="float" office:value="1066489" calcext:value-type="float">
            <text:p>1066489</text:p>
          </table:table-cell>
          <table:table-cell office:value-type="float" office:value="1156510" calcext:value-type="float">
            <text:p>1156510</text:p>
          </table:table-cell>
          <table:table-cell office:value-type="float" office:value="1130401" calcext:value-type="float">
            <text:p>1130401</text:p>
          </table:table-cell>
          <table:table-cell office:value-type="float" office:value="1225781" calcext:value-type="float">
            <text:p>1225781</text:p>
          </table:table-cell>
          <table:table-cell office:value-type="float" office:value="1324385" calcext:value-type="float">
            <text:p>1324385</text:p>
          </table:table-cell>
          <table:table-cell office:value-type="float" office:value="1419686" calcext:value-type="float">
            <text:p>1419686</text:p>
          </table:table-cell>
          <table:table-cell office:value-type="float" office:value="1265721" calcext:value-type="float">
            <text:p>1265721</text:p>
          </table:table-cell>
          <table:table-cell office:value-type="float" office:value="1370076" calcext:value-type="float">
            <text:p>1370076</text:p>
          </table:table-cell>
          <table:table-cell office:value-type="float" office:value="1510690" calcext:value-type="float">
            <text:p>1510690</text:p>
          </table:table-cell>
          <table:table-cell office:value-type="float" office:value="1350454" calcext:value-type="float">
            <text:p>1350454</text:p>
          </table:table-cell>
          <table:table-cell office:value-type="float" office:value="1188490" calcext:value-type="float">
            <text:p>1188490</text:p>
          </table:table-cell>
          <table:table-cell table:formula="of:=SUM([.B8:.M8])" office:value-type="float" office:value="14008683" calcext:value-type="float">
            <text:p>140086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uffingtonpost.com</text:p>
          </table:table-cell>
          <table:table-cell office:value-type="float" office:value="958699" calcext:value-type="float">
            <text:p>958699</text:p>
          </table:table-cell>
          <table:table-cell office:value-type="float" office:value="720629" calcext:value-type="float">
            <text:p>720629</text:p>
          </table:table-cell>
          <table:table-cell office:value-type="float" office:value="854134" calcext:value-type="float">
            <text:p>854134</text:p>
          </table:table-cell>
          <table:table-cell office:value-type="float" office:value="771351" calcext:value-type="float">
            <text:p>771351</text:p>
          </table:table-cell>
          <table:table-cell office:value-type="float" office:value="834435" calcext:value-type="float">
            <text:p>834435</text:p>
          </table:table-cell>
          <table:table-cell office:value-type="float" office:value="933237" calcext:value-type="float">
            <text:p>933237</text:p>
          </table:table-cell>
          <table:table-cell office:value-type="float" office:value="1142282" calcext:value-type="float">
            <text:p>1142282</text:p>
          </table:table-cell>
          <table:table-cell office:value-type="float" office:value="1136686" calcext:value-type="float">
            <text:p>1136686</text:p>
          </table:table-cell>
          <table:table-cell office:value-type="float" office:value="1122685" calcext:value-type="float">
            <text:p>1122685</text:p>
          </table:table-cell>
          <table:table-cell office:value-type="float" office:value="1169717" calcext:value-type="float">
            <text:p>1169717</text:p>
          </table:table-cell>
          <table:table-cell office:value-type="float" office:value="1021940" calcext:value-type="float">
            <text:p>1021940</text:p>
          </table:table-cell>
          <table:table-cell office:value-type="float" office:value="900251" calcext:value-type="float">
            <text:p>900251</text:p>
          </table:table-cell>
          <table:table-cell table:formula="of:=SUM([.B9:.M9])" office:value-type="float" office:value="11566046" calcext:value-type="float">
            <text:p>115660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orbes.com</text:p>
          </table:table-cell>
          <table:table-cell office:value-type="float" office:value="797548" calcext:value-type="float">
            <text:p>797548</text:p>
          </table:table-cell>
          <table:table-cell office:value-type="float" office:value="812845" calcext:value-type="float">
            <text:p>812845</text:p>
          </table:table-cell>
          <table:table-cell office:value-type="float" office:value="961547" calcext:value-type="float">
            <text:p>961547</text:p>
          </table:table-cell>
          <table:table-cell office:value-type="float" office:value="892681" calcext:value-type="float">
            <text:p>892681</text:p>
          </table:table-cell>
          <table:table-cell office:value-type="float" office:value="958192" calcext:value-type="float">
            <text:p>958192</text:p>
          </table:table-cell>
          <table:table-cell office:value-type="float" office:value="1028389" calcext:value-type="float">
            <text:p>1028389</text:p>
          </table:table-cell>
          <table:table-cell office:value-type="float" office:value="1112241" calcext:value-type="float">
            <text:p>1112241</text:p>
          </table:table-cell>
          <table:table-cell office:value-type="float" office:value="1128849" calcext:value-type="float">
            <text:p>1128849</text:p>
          </table:table-cell>
          <table:table-cell office:value-type="float" office:value="1176191" calcext:value-type="float">
            <text:p>1176191</text:p>
          </table:table-cell>
          <table:table-cell office:value-type="float" office:value="1101766" calcext:value-type="float">
            <text:p>1101766</text:p>
          </table:table-cell>
          <table:table-cell office:value-type="float" office:value="778152" calcext:value-type="float">
            <text:p>778152</text:p>
          </table:table-cell>
          <table:table-cell office:value-type="float" office:value="752225" calcext:value-type="float">
            <text:p>752225</text:p>
          </table:table-cell>
          <table:table-cell table:formula="of:=SUM([.B10:.M10])" office:value-type="float" office:value="11500626" calcext:value-type="float">
            <text:p>115006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leacherreport.com</text:p>
          </table:table-cell>
          <table:table-cell office:value-type="float" office:value="582378" calcext:value-type="float">
            <text:p>582378</text:p>
          </table:table-cell>
          <table:table-cell office:value-type="float" office:value="565630" calcext:value-type="float">
            <text:p>565630</text:p>
          </table:table-cell>
          <table:table-cell office:value-type="float" office:value="681525" calcext:value-type="float">
            <text:p>681525</text:p>
          </table:table-cell>
          <table:table-cell office:value-type="float" office:value="724889" calcext:value-type="float">
            <text:p>724889</text:p>
          </table:table-cell>
          <table:table-cell office:value-type="float" office:value="741375" calcext:value-type="float">
            <text:p>741375</text:p>
          </table:table-cell>
          <table:table-cell office:value-type="float" office:value="842778" calcext:value-type="float">
            <text:p>842778</text:p>
          </table:table-cell>
          <table:table-cell office:value-type="float" office:value="843379" calcext:value-type="float">
            <text:p>843379</text:p>
          </table:table-cell>
          <table:table-cell office:value-type="float" office:value="827064" calcext:value-type="float">
            <text:p>827064</text:p>
          </table:table-cell>
          <table:table-cell office:value-type="float" office:value="1087681" calcext:value-type="float">
            <text:p>1087681</text:p>
          </table:table-cell>
          <table:table-cell office:value-type="float" office:value="1117292" calcext:value-type="float">
            <text:p>1117292</text:p>
          </table:table-cell>
          <table:table-cell office:value-type="float" office:value="1178571" calcext:value-type="float">
            <text:p>1178571</text:p>
          </table:table-cell>
          <table:table-cell office:value-type="float" office:value="1035551" calcext:value-type="float">
            <text:p>1035551</text:p>
          </table:table-cell>
          <table:table-cell table:formula="of:=SUM([.B11:.M11])" office:value-type="float" office:value="10228113" calcext:value-type="float">
            <text:p>102281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oxnews.com</text:p>
          </table:table-cell>
          <table:table-cell office:value-type="float" office:value="587263" calcext:value-type="float">
            <text:p>587263</text:p>
          </table:table-cell>
          <table:table-cell office:value-type="float" office:value="539816" calcext:value-type="float">
            <text:p>539816</text:p>
          </table:table-cell>
          <table:table-cell office:value-type="float" office:value="680896" calcext:value-type="float">
            <text:p>680896</text:p>
          </table:table-cell>
          <table:table-cell office:value-type="float" office:value="824226" calcext:value-type="float">
            <text:p>824226</text:p>
          </table:table-cell>
          <table:table-cell office:value-type="float" office:value="831383" calcext:value-type="float">
            <text:p>831383</text:p>
          </table:table-cell>
          <table:table-cell office:value-type="float" office:value="921001" calcext:value-type="float">
            <text:p>921001</text:p>
          </table:table-cell>
          <table:table-cell office:value-type="float" office:value="947970" calcext:value-type="float">
            <text:p>947970</text:p>
          </table:table-cell>
          <table:table-cell office:value-type="float" office:value="961409" calcext:value-type="float">
            <text:p>961409</text:p>
          </table:table-cell>
          <table:table-cell office:value-type="float" office:value="967207" calcext:value-type="float">
            <text:p>967207</text:p>
          </table:table-cell>
          <table:table-cell office:value-type="float" office:value="1036148" calcext:value-type="float">
            <text:p>1036148</text:p>
          </table:table-cell>
          <table:table-cell office:value-type="float" office:value="992609" calcext:value-type="float">
            <text:p>992609</text:p>
          </table:table-cell>
          <table:table-cell office:value-type="float" office:value="874266" calcext:value-type="float">
            <text:p>874266</text:p>
          </table:table-cell>
          <table:table-cell table:formula="of:=SUM([.B12:.M12])" office:value-type="float" office:value="10164194" calcext:value-type="float">
            <text:p>10164194</text:p>
          </table:table-cell>
          <table:table-cell table:number-columns-repeated="2"/>
          <table:table-cell table:style-name="ce2"/>
          <table:table-cell table:style-name="ce3" office:value-type="string" calcext:value-type="string">
            <text:p>bbc.co.uk</text:p>
          </table:table-cell>
          <table:table-cell table:style-name="ce3" office:value-type="string" calcext:value-type="string">
            <text:p>nytimes.com</text:p>
          </table:table-cell>
          <table:table-cell table:style-name="ce3" office:value-type="string" calcext:value-type="string">
            <text:p>mashable.com</text:p>
          </table:table-cell>
          <table:table-cell table:style-name="ce3" office:value-type="string" calcext:value-type="string">
            <text:p>abcnews.com</text:p>
          </table:table-cell>
          <table:table-cell table:style-name="ce3" office:value-type="string" calcext:value-type="string">
            <text:p>cnn.com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uzzfeed.com</text:p>
          </table:table-cell>
          <table:table-cell office:value-type="float" office:value="756408" calcext:value-type="float">
            <text:p>756408</text:p>
          </table:table-cell>
          <table:table-cell office:value-type="float" office:value="799923" calcext:value-type="float">
            <text:p>799923</text:p>
          </table:table-cell>
          <table:table-cell office:value-type="float" office:value="811576" calcext:value-type="float">
            <text:p>811576</text:p>
          </table:table-cell>
          <table:table-cell office:value-type="float" office:value="839125" calcext:value-type="float">
            <text:p>839125</text:p>
          </table:table-cell>
          <table:table-cell office:value-type="float" office:value="738144" calcext:value-type="float">
            <text:p>738144</text:p>
          </table:table-cell>
          <table:table-cell office:value-type="float" office:value="740428" calcext:value-type="float">
            <text:p>740428</text:p>
          </table:table-cell>
          <table:table-cell office:value-type="float" office:value="992598" calcext:value-type="float">
            <text:p>992598</text:p>
          </table:table-cell>
          <table:table-cell office:value-type="float" office:value="849727" calcext:value-type="float">
            <text:p>849727</text:p>
          </table:table-cell>
          <table:table-cell office:value-type="float" office:value="856900" calcext:value-type="float">
            <text:p>856900</text:p>
          </table:table-cell>
          <table:table-cell office:value-type="float" office:value="896601" calcext:value-type="float">
            <text:p>896601</text:p>
          </table:table-cell>
          <table:table-cell office:value-type="float" office:value="860514" calcext:value-type="float">
            <text:p>860514</text:p>
          </table:table-cell>
          <table:table-cell office:value-type="float" office:value="819699" calcext:value-type="float">
            <text:p>819699</text:p>
          </table:table-cell>
          <table:table-cell table:formula="of:=SUM([.B13:.M13])" office:value-type="float" office:value="9961643" calcext:value-type="float">
            <text:p>9961643</text:p>
          </table:table-cell>
          <table:table-cell table:number-columns-repeated="2"/>
          <table:table-cell table:style-name="ce1" office:value-type="string" calcext:value-type="string">
            <text:p>14/01</text:p>
          </table:table-cell>
          <table:table-cell office:value-type="float" office:value="2704107" calcext:value-type="float">
            <text:p>2704107</text:p>
          </table:table-cell>
          <table:table-cell/>
          <table:table-cell office:value-type="float" office:value="1421044" calcext:value-type="float">
            <text:p>1421044</text:p>
          </table:table-cell>
          <table:table-cell office:value-type="float" office:value="790662" calcext:value-type="float">
            <text:p>790662</text:p>
          </table:table-cell>
          <table:table-cell office:value-type="float" office:value="1178810" calcext:value-type="float">
            <text:p>117881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bcnews.com</text:p>
          </table:table-cell>
          <table:table-cell office:value-type="float" office:value="604614" calcext:value-type="float">
            <text:p>604614</text:p>
          </table:table-cell>
          <table:table-cell office:value-type="float" office:value="639664" calcext:value-type="float">
            <text:p>639664</text:p>
          </table:table-cell>
          <table:table-cell office:value-type="float" office:value="778958" calcext:value-type="float">
            <text:p>778958</text:p>
          </table:table-cell>
          <table:table-cell office:value-type="float" office:value="750495" calcext:value-type="float">
            <text:p>750495</text:p>
          </table:table-cell>
          <table:table-cell office:value-type="float" office:value="718125" calcext:value-type="float">
            <text:p>718125</text:p>
          </table:table-cell>
          <table:table-cell office:value-type="float" office:value="745722" calcext:value-type="float">
            <text:p>745722</text:p>
          </table:table-cell>
          <table:table-cell office:value-type="float" office:value="859846" calcext:value-type="float">
            <text:p>859846</text:p>
          </table:table-cell>
          <table:table-cell office:value-type="float" office:value="894472" calcext:value-type="float">
            <text:p>894472</text:p>
          </table:table-cell>
          <table:table-cell office:value-type="float" office:value="954239" calcext:value-type="float">
            <text:p>954239</text:p>
          </table:table-cell>
          <table:table-cell office:value-type="float" office:value="952660" calcext:value-type="float">
            <text:p>952660</text:p>
          </table:table-cell>
          <table:table-cell office:value-type="float" office:value="925409" calcext:value-type="float">
            <text:p>925409</text:p>
          </table:table-cell>
          <table:table-cell office:value-type="float" office:value="873504" calcext:value-type="float">
            <text:p>873504</text:p>
          </table:table-cell>
          <table:table-cell table:formula="of:=SUM([.B14:.M14])" office:value-type="float" office:value="9697708" calcext:value-type="float">
            <text:p>9697708</text:p>
          </table:table-cell>
          <table:table-cell table:number-columns-repeated="2"/>
          <table:table-cell table:style-name="ce1" office:value-type="string" calcext:value-type="string">
            <text:p>14/02</text:p>
          </table:table-cell>
          <table:table-cell office:value-type="float" office:value="2481114" calcext:value-type="float">
            <text:p>2481114</text:p>
          </table:table-cell>
          <table:table-cell office:value-type="float" office:value="1280818" calcext:value-type="float">
            <text:p>1280818</text:p>
          </table:table-cell>
          <table:table-cell office:value-type="float" office:value="1459562" calcext:value-type="float">
            <text:p>1459562</text:p>
          </table:table-cell>
          <table:table-cell office:value-type="float" office:value="1149334" calcext:value-type="float">
            <text:p>1149334</text:p>
          </table:table-cell>
          <table:table-cell office:value-type="float" office:value="1155358" calcext:value-type="float">
            <text:p>11553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yahoo.com</text:p>
          </table:table-cell>
          <table:table-cell/>
          <table:table-cell office:value-type="float" office:value="567729" calcext:value-type="float">
            <text:p>567729</text:p>
          </table:table-cell>
          <table:table-cell office:value-type="float" office:value="662823" calcext:value-type="float">
            <text:p>662823</text:p>
          </table:table-cell>
          <table:table-cell office:value-type="float" office:value="587271" calcext:value-type="float">
            <text:p>587271</text:p>
          </table:table-cell>
          <table:table-cell office:value-type="float" office:value="669149" calcext:value-type="float">
            <text:p>669149</text:p>
          </table:table-cell>
          <table:table-cell office:value-type="float" office:value="766928" calcext:value-type="float">
            <text:p>766928</text:p>
          </table:table-cell>
          <table:table-cell office:value-type="float" office:value="898508" calcext:value-type="float">
            <text:p>898508</text:p>
          </table:table-cell>
          <table:table-cell office:value-type="float" office:value="1001997" calcext:value-type="float">
            <text:p>1001997</text:p>
          </table:table-cell>
          <table:table-cell office:value-type="float" office:value="838440" calcext:value-type="float">
            <text:p>838440</text:p>
          </table:table-cell>
          <table:table-cell office:value-type="float" office:value="818035" calcext:value-type="float">
            <text:p>818035</text:p>
          </table:table-cell>
          <table:table-cell office:value-type="float" office:value="773326" calcext:value-type="float">
            <text:p>773326</text:p>
          </table:table-cell>
          <table:table-cell table:style-name="ce4" office:value-type="float" office:value="575336" calcext:value-type="float">
            <text:p>575336</text:p>
          </table:table-cell>
          <table:table-cell table:formula="of:=SUM([.B15:.M15])" office:value-type="float" office:value="8159542" calcext:value-type="float">
            <text:p>8159542</text:p>
          </table:table-cell>
          <table:table-cell table:number-columns-repeated="2"/>
          <table:table-cell table:style-name="ce1" office:value-type="string" calcext:value-type="string">
            <text:p>14/03</text:p>
          </table:table-cell>
          <table:table-cell office:value-type="float" office:value="2714705" calcext:value-type="float">
            <text:p>2714705</text:p>
          </table:table-cell>
          <table:table-cell office:value-type="float" office:value="1836429" calcext:value-type="float">
            <text:p>1836429</text:p>
          </table:table-cell>
          <table:table-cell office:value-type="float" office:value="1655541" calcext:value-type="float">
            <text:p>1655541</text:p>
          </table:table-cell>
          <table:table-cell office:value-type="float" office:value="1759073" calcext:value-type="float">
            <text:p>1759073</text:p>
          </table:table-cell>
          <table:table-cell office:value-type="float" office:value="1207393" calcext:value-type="float">
            <text:p>12073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ailymail.co.uk</text:p>
          </table:table-cell>
          <table:table-cell office:value-type="float" office:value="509892" calcext:value-type="float">
            <text:p>509892</text:p>
          </table:table-cell>
          <table:table-cell office:value-type="float" office:value="476805" calcext:value-type="float">
            <text:p>476805</text:p>
          </table:table-cell>
          <table:table-cell office:value-type="float" office:value="512076" calcext:value-type="float">
            <text:p>512076</text:p>
          </table:table-cell>
          <table:table-cell office:value-type="float" office:value="535605" calcext:value-type="float">
            <text:p>535605</text:p>
          </table:table-cell>
          <table:table-cell/>
          <table:table-cell office:value-type="float" office:value="652045" calcext:value-type="float">
            <text:p>652045</text:p>
          </table:table-cell>
          <table:table-cell office:value-type="float" office:value="732723" calcext:value-type="float">
            <text:p>732723</text:p>
          </table:table-cell>
          <table:table-cell office:value-type="float" office:value="669911" calcext:value-type="float">
            <text:p>669911</text:p>
          </table:table-cell>
          <table:table-cell office:value-type="float" office:value="752186" calcext:value-type="float">
            <text:p>752186</text:p>
          </table:table-cell>
          <table:table-cell office:value-type="float" office:value="687666" calcext:value-type="float">
            <text:p>687666</text:p>
          </table:table-cell>
          <table:table-cell office:value-type="float" office:value="786280" calcext:value-type="float">
            <text:p>786280</text:p>
          </table:table-cell>
          <table:table-cell office:value-type="float" office:value="626886" calcext:value-type="float">
            <text:p>626886</text:p>
          </table:table-cell>
          <table:table-cell table:formula="of:=SUM([.B16:.M16])" office:value-type="float" office:value="6942075" calcext:value-type="float">
            <text:p>6942075</text:p>
          </table:table-cell>
          <table:table-cell table:number-columns-repeated="2"/>
          <table:table-cell table:style-name="ce1" office:value-type="string" calcext:value-type="string">
            <text:p>14/04</text:p>
          </table:table-cell>
          <table:table-cell office:value-type="float" office:value="2866354" calcext:value-type="float">
            <text:p>2866354</text:p>
          </table:table-cell>
          <table:table-cell office:value-type="float" office:value="1997272" calcext:value-type="float">
            <text:p>1997272</text:p>
          </table:table-cell>
          <table:table-cell office:value-type="float" office:value="1829419" calcext:value-type="float">
            <text:p>1829419</text:p>
          </table:table-cell>
          <table:table-cell office:value-type="float" office:value="1558928" calcext:value-type="float">
            <text:p>1558928</text:p>
          </table:table-cell>
          <table:table-cell office:value-type="float" office:value="1246775" calcext:value-type="float">
            <text:p>124677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spn.com</text:p>
          </table:table-cell>
          <table:table-cell office:value-type="float" office:value="440512" calcext:value-type="float">
            <text:p>440512</text:p>
          </table:table-cell>
          <table:table-cell office:value-type="float" office:value="399434" calcext:value-type="float">
            <text:p>399434</text:p>
          </table:table-cell>
          <table:table-cell office:value-type="float" office:value="501749" calcext:value-type="float">
            <text:p>501749</text:p>
          </table:table-cell>
          <table:table-cell office:value-type="float" office:value="522877" calcext:value-type="float">
            <text:p>522877</text:p>
          </table:table-cell>
          <table:table-cell office:value-type="float" office:value="531268" calcext:value-type="float">
            <text:p>531268</text:p>
          </table:table-cell>
          <table:table-cell office:value-type="float" office:value="488321" calcext:value-type="float">
            <text:p>488321</text:p>
          </table:table-cell>
          <table:table-cell office:value-type="float" office:value="578959" calcext:value-type="float">
            <text:p>578959</text:p>
          </table:table-cell>
          <table:table-cell office:value-type="float" office:value="534060" calcext:value-type="float">
            <text:p>534060</text:p>
          </table:table-cell>
          <table:table-cell office:value-type="float" office:value="759101" calcext:value-type="float">
            <text:p>759101</text:p>
          </table:table-cell>
          <table:table-cell office:value-type="float" office:value="782170" calcext:value-type="float">
            <text:p>782170</text:p>
          </table:table-cell>
          <table:table-cell office:value-type="float" office:value="689522" calcext:value-type="float">
            <text:p>689522</text:p>
          </table:table-cell>
          <table:table-cell office:value-type="float" office:value="665529" calcext:value-type="float">
            <text:p>665529</text:p>
          </table:table-cell>
          <table:table-cell table:formula="of:=SUM([.B17:.M17])" office:value-type="float" office:value="6893502" calcext:value-type="float">
            <text:p>6893502</text:p>
          </table:table-cell>
          <table:table-cell table:number-columns-repeated="2"/>
          <table:table-cell table:style-name="ce1" office:value-type="string" calcext:value-type="string">
            <text:p>14/05</text:p>
          </table:table-cell>
          <table:table-cell office:value-type="float" office:value="3123577" calcext:value-type="float">
            <text:p>3123577</text:p>
          </table:table-cell>
          <table:table-cell office:value-type="float" office:value="2112842" calcext:value-type="float">
            <text:p>2112842</text:p>
          </table:table-cell>
          <table:table-cell office:value-type="float" office:value="1767630" calcext:value-type="float">
            <text:p>1767630</text:p>
          </table:table-cell>
          <table:table-cell office:value-type="float" office:value="1623797" calcext:value-type="float">
            <text:p>1623797</text:p>
          </table:table-cell>
          <table:table-cell office:value-type="float" office:value="1245418" calcext:value-type="float">
            <text:p>12454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sj.com</text:p>
          </table:table-cell>
          <table:table-cell/>
          <table:table-cell office:value-type="float" office:value="559093" calcext:value-type="float">
            <text:p>559093</text:p>
          </table:table-cell>
          <table:table-cell office:value-type="float" office:value="643315" calcext:value-type="float">
            <text:p>643315</text:p>
          </table:table-cell>
          <table:table-cell office:value-type="float" office:value="630094" calcext:value-type="float">
            <text:p>630094</text:p>
          </table:table-cell>
          <table:table-cell office:value-type="float" office:value="662579" calcext:value-type="float">
            <text:p>662579</text:p>
          </table:table-cell>
          <table:table-cell office:value-type="float" office:value="684119" calcext:value-type="float">
            <text:p>684119</text:p>
          </table:table-cell>
          <table:table-cell office:value-type="float" office:value="808982" calcext:value-type="float">
            <text:p>808982</text:p>
          </table:table-cell>
          <table:table-cell office:value-type="float" office:value="772921" calcext:value-type="float">
            <text:p>772921</text:p>
          </table:table-cell>
          <table:table-cell office:value-type="float" office:value="877666" calcext:value-type="float">
            <text:p>877666</text:p>
          </table:table-cell>
          <table:table-cell office:value-type="float" office:value="903888" calcext:value-type="float">
            <text:p>903888</text:p>
          </table:table-cell>
          <table:table-cell table:number-columns-repeated="2"/>
          <table:table-cell table:formula="of:=SUM([.B18:.M18])" office:value-type="float" office:value="6542657" calcext:value-type="float">
            <text:p>6542657</text:p>
          </table:table-cell>
          <table:table-cell table:number-columns-repeated="2"/>
          <table:table-cell table:style-name="ce1" office:value-type="string" calcext:value-type="string">
            <text:p>14/06</text:p>
          </table:table-cell>
          <table:table-cell office:value-type="float" office:value="3245304" calcext:value-type="float">
            <text:p>3245304</text:p>
          </table:table-cell>
          <table:table-cell office:value-type="float" office:value="2284778" calcext:value-type="float">
            <text:p>2284778</text:p>
          </table:table-cell>
          <table:table-cell office:value-type="float" office:value="1834040" calcext:value-type="float">
            <text:p>1834040</text:p>
          </table:table-cell>
          <table:table-cell office:value-type="float" office:value="1803100" calcext:value-type="float">
            <text:p>1803100</text:p>
          </table:table-cell>
          <table:table-cell office:value-type="float" office:value="1169156" calcext:value-type="float">
            <text:p>116915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usinessinsider.com</text:p>
          </table:table-cell>
          <table:table-cell office:value-type="float" office:value="458069" calcext:value-type="float">
            <text:p>458069</text:p>
          </table:table-cell>
          <table:table-cell office:value-type="float" office:value="502405" calcext:value-type="float">
            <text:p>502405</text:p>
          </table:table-cell>
          <table:table-cell office:value-type="float" office:value="537092" calcext:value-type="float">
            <text:p>537092</text:p>
          </table:table-cell>
          <table:table-cell office:value-type="float" office:value="492312" calcext:value-type="float">
            <text:p>492312</text:p>
          </table:table-cell>
          <table:table-cell office:value-type="float" office:value="469860" calcext:value-type="float">
            <text:p>469860</text:p>
          </table:table-cell>
          <table:table-cell office:value-type="float" office:value="495077" calcext:value-type="float">
            <text:p>495077</text:p>
          </table:table-cell>
          <table:table-cell office:value-type="float" office:value="545253" calcext:value-type="float">
            <text:p>545253</text:p>
          </table:table-cell>
          <table:table-cell office:value-type="float" office:value="519757" calcext:value-type="float">
            <text:p>519757</text:p>
          </table:table-cell>
          <table:table-cell office:value-type="float" office:value="594793" calcext:value-type="float">
            <text:p>594793</text:p>
          </table:table-cell>
          <table:table-cell office:value-type="float" office:value="710489" calcext:value-type="float">
            <text:p>710489</text:p>
          </table:table-cell>
          <table:table-cell office:value-type="float" office:value="564319" calcext:value-type="float">
            <text:p>564319</text:p>
          </table:table-cell>
          <table:table-cell office:value-type="float" office:value="629656" calcext:value-type="float">
            <text:p>629656</text:p>
          </table:table-cell>
          <table:table-cell table:formula="of:=SUM([.B19:.M19])" office:value-type="float" office:value="6519082" calcext:value-type="float">
            <text:p>6519082</text:p>
          </table:table-cell>
          <table:table-cell table:number-columns-repeated="2"/>
          <table:table-cell table:style-name="ce1" office:value-type="string" calcext:value-type="string">
            <text:p>14/07</text:p>
          </table:table-cell>
          <table:table-cell office:value-type="float" office:value="3556637" calcext:value-type="float">
            <text:p>3556637</text:p>
          </table:table-cell>
          <table:table-cell office:value-type="float" office:value="2476791" calcext:value-type="float">
            <text:p>2476791</text:p>
          </table:table-cell>
          <table:table-cell office:value-type="float" office:value="1951710" calcext:value-type="float">
            <text:p>1951710</text:p>
          </table:table-cell>
          <table:table-cell office:value-type="float" office:value="1906837" calcext:value-type="float">
            <text:p>1906837</text:p>
          </table:table-cell>
          <table:table-cell office:value-type="float" office:value="1385019" calcext:value-type="float">
            <text:p>13850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elegraph.co.uk</text:p>
          </table:table-cell>
          <table:table-cell/>
          <table:table-cell office:value-type="float" office:value="501454" calcext:value-type="float">
            <text:p>501454</text:p>
          </table:table-cell>
          <table:table-cell office:value-type="float" office:value="592653" calcext:value-type="float">
            <text:p>592653</text:p>
          </table:table-cell>
          <table:table-cell table:number-columns-repeated="3"/>
          <table:table-cell office:value-type="float" office:value="888507" calcext:value-type="float">
            <text:p>888507</text:p>
          </table:table-cell>
          <table:table-cell office:value-type="float" office:value="890322" calcext:value-type="float">
            <text:p>890322</text:p>
          </table:table-cell>
          <table:table-cell office:value-type="float" office:value="895292" calcext:value-type="float">
            <text:p>895292</text:p>
          </table:table-cell>
          <table:table-cell office:value-type="float" office:value="936743" calcext:value-type="float">
            <text:p>936743</text:p>
          </table:table-cell>
          <table:table-cell office:value-type="float" office:value="908918" calcext:value-type="float">
            <text:p>908918</text:p>
          </table:table-cell>
          <table:table-cell office:value-type="float" office:value="821220" calcext:value-type="float">
            <text:p>821220</text:p>
          </table:table-cell>
          <table:table-cell table:formula="of:=SUM([.B20:.M20])" office:value-type="float" office:value="6435109" calcext:value-type="float">
            <text:p>6435109</text:p>
          </table:table-cell>
          <table:table-cell table:number-columns-repeated="2"/>
          <table:table-cell table:style-name="ce1" office:value-type="string" calcext:value-type="string">
            <text:p>14/08</text:p>
          </table:table-cell>
          <table:table-cell office:value-type="float" office:value="3392030" calcext:value-type="float">
            <text:p>3392030</text:p>
          </table:table-cell>
          <table:table-cell office:value-type="float" office:value="2354626" calcext:value-type="float">
            <text:p>2354626</text:p>
          </table:table-cell>
          <table:table-cell office:value-type="float" office:value="1656521" calcext:value-type="float">
            <text:p>1656521</text:p>
          </table:table-cell>
          <table:table-cell office:value-type="float" office:value="1677643" calcext:value-type="float">
            <text:p>1677643</text:p>
          </table:table-cell>
          <table:table-cell office:value-type="float" office:value="1307342" calcext:value-type="float">
            <text:p>13073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ashingtonpost.com</text:p>
          </table:table-cell>
          <table:table-cell/>
          <table:table-cell office:value-type="float" office:value="387066" calcext:value-type="float">
            <text:p>387066</text:p>
          </table:table-cell>
          <table:table-cell office:value-type="float" office:value="399938" calcext:value-type="float">
            <text:p>399938</text:p>
          </table:table-cell>
          <table:table-cell office:value-type="float" office:value="409800" calcext:value-type="float">
            <text:p>409800</text:p>
          </table:table-cell>
          <table:table-cell office:value-type="float" office:value="416799" calcext:value-type="float">
            <text:p>416799</text:p>
          </table:table-cell>
          <table:table-cell office:value-type="float" office:value="506873" calcext:value-type="float">
            <text:p>506873</text:p>
          </table:table-cell>
          <table:table-cell office:value-type="float" office:value="620329" calcext:value-type="float">
            <text:p>620329</text:p>
          </table:table-cell>
          <table:table-cell office:value-type="float" office:value="734062" calcext:value-type="float">
            <text:p>734062</text:p>
          </table:table-cell>
          <table:table-cell office:value-type="float" office:value="745501" calcext:value-type="float">
            <text:p>745501</text:p>
          </table:table-cell>
          <table:table-cell office:value-type="float" office:value="801042" calcext:value-type="float">
            <text:p>801042</text:p>
          </table:table-cell>
          <table:table-cell office:value-type="float" office:value="701444" calcext:value-type="float">
            <text:p>701444</text:p>
          </table:table-cell>
          <table:table-cell office:value-type="float" office:value="643569" calcext:value-type="float">
            <text:p>643569</text:p>
          </table:table-cell>
          <table:table-cell table:formula="of:=SUM([.B21:.M21])" office:value-type="float" office:value="6366423" calcext:value-type="float">
            <text:p>6366423</text:p>
          </table:table-cell>
          <table:table-cell table:number-columns-repeated="2"/>
          <table:table-cell table:style-name="ce1" office:value-type="string" calcext:value-type="string">
            <text:p>14/09</text:p>
          </table:table-cell>
          <table:table-cell office:value-type="float" office:value="3789897" calcext:value-type="float">
            <text:p>3789897</text:p>
          </table:table-cell>
          <table:table-cell office:value-type="float" office:value="2420402" calcext:value-type="float">
            <text:p>2420402</text:p>
          </table:table-cell>
          <table:table-cell office:value-type="float" office:value="1856563" calcext:value-type="float">
            <text:p>1856563</text:p>
          </table:table-cell>
          <table:table-cell office:value-type="float" office:value="1667659" calcext:value-type="float">
            <text:p>1667659</text:p>
          </table:table-cell>
          <table:table-cell office:value-type="float" office:value="1352330" calcext:value-type="float">
            <text:p>135233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he Independent</text:p>
          </table:table-cell>
          <table:table-cell office:value-type="float" office:value="339359" calcext:value-type="float">
            <text:p>339359</text:p>
          </table:table-cell>
          <table:table-cell table:number-columns-repeated="2"/>
          <table:table-cell office:value-type="float" office:value="391714" calcext:value-type="float">
            <text:p>391714</text:p>
          </table:table-cell>
          <table:table-cell office:value-type="float" office:value="461106" calcext:value-type="float">
            <text:p>461106</text:p>
          </table:table-cell>
          <table:table-cell office:value-type="float" office:value="445043" calcext:value-type="float">
            <text:p>445043</text:p>
          </table:table-cell>
          <table:table-cell office:value-type="float" office:value="692636" calcext:value-type="float">
            <text:p>692636</text:p>
          </table:table-cell>
          <table:table-cell office:value-type="float" office:value="672218" calcext:value-type="float">
            <text:p>672218</text:p>
          </table:table-cell>
          <table:table-cell office:value-type="float" office:value="597918" calcext:value-type="float">
            <text:p>597918</text:p>
          </table:table-cell>
          <table:table-cell office:value-type="float" office:value="745902" calcext:value-type="float">
            <text:p>745902</text:p>
          </table:table-cell>
          <table:table-cell office:value-type="float" office:value="820948" calcext:value-type="float">
            <text:p>820948</text:p>
          </table:table-cell>
          <table:table-cell office:value-type="float" office:value="671347" calcext:value-type="float">
            <text:p>671347</text:p>
          </table:table-cell>
          <table:table-cell table:formula="of:=SUM([.B22:.M22])" office:value-type="float" office:value="5838191" calcext:value-type="float">
            <text:p>5838191</text:p>
          </table:table-cell>
          <table:table-cell table:number-columns-repeated="2"/>
          <table:table-cell table:style-name="ce1" office:value-type="string" calcext:value-type="string">
            <text:p>14/10</text:p>
          </table:table-cell>
          <table:table-cell office:value-type="float" office:value="4020105" calcext:value-type="float">
            <text:p>4020105</text:p>
          </table:table-cell>
          <table:table-cell office:value-type="float" office:value="2597804" calcext:value-type="float">
            <text:p>2597804</text:p>
          </table:table-cell>
          <table:table-cell office:value-type="float" office:value="1816282" calcext:value-type="float">
            <text:p>1816282</text:p>
          </table:table-cell>
          <table:table-cell office:value-type="float" office:value="1364784" calcext:value-type="float">
            <text:p>1364784</text:p>
          </table:table-cell>
          <table:table-cell office:value-type="float" office:value="1532395" calcext:value-type="float">
            <text:p>15323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he India Times</text:p>
          </table:table-cell>
          <table:table-cell office:value-type="float" office:value="269002" calcext:value-type="float">
            <text:p>269002</text:p>
          </table:table-cell>
          <table:table-cell/>
          <table:table-cell office:value-type="float" office:value="392904" calcext:value-type="float">
            <text:p>392904</text:p>
          </table:table-cell>
          <table:table-cell office:value-type="float" office:value="527801" calcext:value-type="float">
            <text:p>527801</text:p>
          </table:table-cell>
          <table:table-cell office:value-type="float" office:value="432944" calcext:value-type="float">
            <text:p>432944</text:p>
          </table:table-cell>
          <table:table-cell office:value-type="float" office:value="445467" calcext:value-type="float">
            <text:p>445467</text:p>
          </table:table-cell>
          <table:table-cell/>
          <table:table-cell office:value-type="float" office:value="508282" calcext:value-type="float">
            <text:p>508282</text:p>
          </table:table-cell>
          <table:table-cell office:value-type="float" office:value="535623" calcext:value-type="float">
            <text:p>535623</text:p>
          </table:table-cell>
          <table:table-cell office:value-type="float" office:value="540246" calcext:value-type="float">
            <text:p>540246</text:p>
          </table:table-cell>
          <table:table-cell office:value-type="float" office:value="548334" calcext:value-type="float">
            <text:p>548334</text:p>
          </table:table-cell>
          <table:table-cell office:value-type="float" office:value="526499" calcext:value-type="float">
            <text:p>526499</text:p>
          </table:table-cell>
          <table:table-cell table:formula="of:=SUM([.B23:.M23])" office:value-type="float" office:value="4727102" calcext:value-type="float">
            <text:p>4727102</text:p>
          </table:table-cell>
          <table:table-cell table:number-columns-repeated="2"/>
          <table:table-cell table:style-name="ce1" office:value-type="string" calcext:value-type="string">
            <text:p>14/11</text:p>
          </table:table-cell>
          <table:table-cell office:value-type="float" office:value="3960272" calcext:value-type="float">
            <text:p>3960272</text:p>
          </table:table-cell>
          <table:table-cell office:value-type="float" office:value="2221533" calcext:value-type="float">
            <text:p>2221533</text:p>
          </table:table-cell>
          <table:table-cell office:value-type="float" office:value="1775751" calcext:value-type="float">
            <text:p>1775751</text:p>
          </table:table-cell>
          <table:table-cell office:value-type="float" office:value="1279177" calcext:value-type="float">
            <text:p>1279177</text:p>
          </table:table-cell>
          <table:table-cell office:value-type="float" office:value="1273525" calcext:value-type="float">
            <text:p>127352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usatoday.com</text:p>
          </table:table-cell>
          <table:table-cell/>
          <table:table-cell office:value-type="float" office:value="382436" calcext:value-type="float">
            <text:p>382436</text:p>
          </table:table-cell>
          <table:table-cell office:value-type="float" office:value="370602" calcext:value-type="float">
            <text:p>370602</text:p>
          </table:table-cell>
          <table:table-cell office:value-type="float" office:value="413464" calcext:value-type="float">
            <text:p>413464</text:p>
          </table:table-cell>
          <table:table-cell/>
          <table:table-cell office:value-type="float" office:value="428071" calcext:value-type="float">
            <text:p>428071</text:p>
          </table:table-cell>
          <table:table-cell office:value-type="float" office:value="546571" calcext:value-type="float">
            <text:p>546571</text:p>
          </table:table-cell>
          <table:table-cell office:value-type="float" office:value="590422" calcext:value-type="float">
            <text:p>590422</text:p>
          </table:table-cell>
          <table:table-cell office:value-type="float" office:value="607384" calcext:value-type="float">
            <text:p>607384</text:p>
          </table:table-cell>
          <table:table-cell office:value-type="float" office:value="642765" calcext:value-type="float">
            <text:p>642765</text:p>
          </table:table-cell>
          <table:table-cell office:value-type="float" office:value="538293" calcext:value-type="float">
            <text:p>538293</text:p>
          </table:table-cell>
          <table:table-cell/>
          <table:table-cell table:formula="of:=SUM([.B24:.M24])" office:value-type="float" office:value="4520008" calcext:value-type="float">
            <text:p>4520008</text:p>
          </table:table-cell>
          <table:table-cell table:number-columns-repeated="2"/>
          <table:table-cell table:style-name="ce1" office:value-type="string" calcext:value-type="string">
            <text:p>14/12</text:p>
          </table:table-cell>
          <table:table-cell office:value-type="float" office:value="3751694" calcext:value-type="float">
            <text:p>3751694</text:p>
          </table:table-cell>
          <table:table-cell office:value-type="float" office:value="2179163" calcext:value-type="float">
            <text:p>2179163</text:p>
          </table:table-cell>
          <table:table-cell office:value-type="float" office:value="1600099" calcext:value-type="float">
            <text:p>1600099</text:p>
          </table:table-cell>
          <table:table-cell office:value-type="float" office:value="1060136" calcext:value-type="float">
            <text:p>1060136</text:p>
          </table:table-cell>
          <table:table-cell office:value-type="float" office:value="965922" calcext:value-type="float">
            <text:p>96592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ime.com</text:p>
          </table:table-cell>
          <table:table-cell/>
          <table:table-cell office:value-type="float" office:value="349773" calcext:value-type="float">
            <text:p>349773</text:p>
          </table:table-cell>
          <table:table-cell office:value-type="float" office:value="436561" calcext:value-type="float">
            <text:p>436561</text:p>
          </table:table-cell>
          <table:table-cell office:value-type="float" office:value="1146464" calcext:value-type="float">
            <text:p>1146464</text:p>
          </table:table-cell>
          <table:table-cell office:value-type="float" office:value="448055" calcext:value-type="float">
            <text:p>448055</text:p>
          </table:table-cell>
          <table:table-cell office:value-type="float" office:value="496888" calcext:value-type="float">
            <text:p>496888</text:p>
          </table:table-cell>
          <table:table-cell office:value-type="float" office:value="492437" calcext:value-type="float">
            <text:p>492437</text:p>
          </table:table-cell>
          <table:table-cell office:value-type="float" office:value="513760" calcext:value-type="float">
            <text:p>513760</text:p>
          </table:table-cell>
          <table:table-cell table:number-columns-repeated="4"/>
          <table:table-cell table:formula="of:=SUM([.B25:.M25])" office:value-type="float" office:value="3883938" calcext:value-type="float">
            <text:p>38839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V</text:p>
          </table:table-cell>
          <table:table-cell office:value-type="float" office:value="195956" calcext:value-type="float">
            <text:p>195956</text:p>
          </table:table-cell>
          <table:table-cell table:number-columns-repeated="3"/>
          <table:table-cell office:value-type="float" office:value="427369" calcext:value-type="float">
            <text:p>427369</text:p>
          </table:table-cell>
          <table:table-cell/>
          <table:table-cell office:value-type="float" office:value="494990" calcext:value-type="float">
            <text:p>494990</text:p>
          </table:table-cell>
          <table:table-cell office:value-type="float" office:value="711517" calcext:value-type="float">
            <text:p>711517</text:p>
          </table:table-cell>
          <table:table-cell/>
          <table:table-cell office:value-type="float" office:value="649020" calcext:value-type="float">
            <text:p>649020</text:p>
          </table:table-cell>
          <table:table-cell office:value-type="float" office:value="538213" calcext:value-type="float">
            <text:p>538213</text:p>
          </table:table-cell>
          <table:table-cell office:value-type="float" office:value="586404" calcext:value-type="float">
            <text:p>586404</text:p>
          </table:table-cell>
          <table:table-cell table:formula="of:=SUM([.B26:.M26])" office:value-type="float" office:value="3603469" calcext:value-type="float">
            <text:p>36034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t.com</text:p>
          </table:table-cell>
          <table:table-cell office:value-type="float" office:value="240797" calcext:value-type="float">
            <text:p>240797</text:p>
          </table:table-cell>
          <table:table-cell table:number-columns-repeated="5"/>
          <table:table-cell office:value-type="float" office:value="571846" calcext:value-type="float">
            <text:p>571846</text:p>
          </table:table-cell>
          <table:table-cell office:value-type="float" office:value="582014" calcext:value-type="float">
            <text:p>582014</text:p>
          </table:table-cell>
          <table:table-cell/>
          <table:table-cell office:value-type="float" office:value="549224" calcext:value-type="float">
            <text:p>549224</text:p>
          </table:table-cell>
          <table:table-cell office:value-type="float" office:value="567368" calcext:value-type="float">
            <text:p>567368</text:p>
          </table:table-cell>
          <table:table-cell office:value-type="float" office:value="504069" calcext:value-type="float">
            <text:p>504069</text:p>
          </table:table-cell>
          <table:table-cell table:formula="of:=SUM([.B27:.M27])" office:value-type="float" office:value="3015318" calcext:value-type="float">
            <text:p>30153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DTV</text:p>
          </table:table-cell>
          <table:table-cell office:value-type="float" office:value="217923" calcext:value-type="float">
            <text:p>217923</text:p>
          </table:table-cell>
          <table:table-cell table:number-columns-repeated="2"/>
          <table:table-cell office:value-type="float" office:value="457325" calcext:value-type="float">
            <text:p>457325</text:p>
          </table:table-cell>
          <table:table-cell office:value-type="float" office:value="423457" calcext:value-type="float">
            <text:p>423457</text:p>
          </table:table-cell>
          <table:table-cell table:number-columns-repeated="3"/>
          <table:table-cell office:value-type="float" office:value="646150" calcext:value-type="float">
            <text:p>646150</text:p>
          </table:table-cell>
          <table:table-cell office:value-type="float" office:value="590942" calcext:value-type="float">
            <text:p>590942</text:p>
          </table:table-cell>
          <table:table-cell/>
          <table:table-cell office:value-type="float" office:value="480320" calcext:value-type="float">
            <text:p>480320</text:p>
          </table:table-cell>
          <table:table-cell table:formula="of:=SUM([.B28:.M28])" office:value-type="float" office:value="2816117" calcext:value-type="float">
            <text:p>28161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he LA Times</text:p>
          </table:table-cell>
          <table:table-cell office:value-type="float" office:value="304475" calcext:value-type="float">
            <text:p>304475</text:p>
          </table:table-cell>
          <table:table-cell/>
          <table:table-cell office:value-type="float" office:value="492805" calcext:value-type="float">
            <text:p>492805</text:p>
          </table:table-cell>
          <table:table-cell office:value-type="float" office:value="420958" calcext:value-type="float">
            <text:p>420958</text:p>
          </table:table-cell>
          <table:table-cell office:value-type="float" office:value="581927" calcext:value-type="float">
            <text:p>581927</text:p>
          </table:table-cell>
          <table:table-cell office:value-type="float" office:value="522968" calcext:value-type="float">
            <text:p>522968</text:p>
          </table:table-cell>
          <table:table-cell table:number-columns-repeated="6"/>
          <table:table-cell table:formula="of:=SUM([.B29:.M29])" office:value-type="float" office:value="2323133" calcext:value-type="float">
            <text:p>23231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izmodo.com</text:p>
          </table:table-cell>
          <table:table-cell office:value-type="float" office:value="344103" calcext:value-type="float">
            <text:p>344103</text:p>
          </table:table-cell>
          <table:table-cell office:value-type="float" office:value="361223" calcext:value-type="float">
            <text:p>361223</text:p>
          </table:table-cell>
          <table:table-cell office:value-type="float" office:value="384944" calcext:value-type="float">
            <text:p>384944</text:p>
          </table:table-cell>
          <table:table-cell office:value-type="float" office:value="386958" calcext:value-type="float">
            <text:p>386958</text:p>
          </table:table-cell>
          <table:table-cell table:number-columns-repeated="8"/>
          <table:table-cell table:formula="of:=SUM([.B30:.M30])" office:value-type="float" office:value="1477228" calcext:value-type="float">
            <text:p>14772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plex.com</text:p>
          </table:table-cell>
          <table:table-cell table:number-columns-repeated="10"/>
          <table:table-cell office:value-type="float" office:value="568738" calcext:value-type="float">
            <text:p>568738</text:p>
          </table:table-cell>
          <table:table-cell office:value-type="float" office:value="511619" calcext:value-type="float">
            <text:p>511619</text:p>
          </table:table-cell>
          <table:table-cell table:formula="of:=SUM([.B31:.M31])" office:value-type="float" office:value="1080357" calcext:value-type="float">
            <text:p>10803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mz.com</text:p>
          </table:table-cell>
          <table:table-cell table:number-columns-repeated="4"/>
          <table:table-cell office:value-type="float" office:value="488797" calcext:value-type="float">
            <text:p>488797</text:p>
          </table:table-cell>
          <table:table-cell table:number-columns-repeated="3"/>
          <table:table-cell office:value-type="float" office:value="573364" calcext:value-type="float">
            <text:p>573364</text:p>
          </table:table-cell>
          <table:table-cell table:number-columns-repeated="3"/>
          <table:table-cell table:formula="of:=SUM([.B32:.M32])" office:value-type="float" office:value="1062161" calcext:value-type="float">
            <text:p>10621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eitbart.com</text:p>
          </table:table-cell>
          <table:table-cell table:number-columns-repeated="5"/>
          <table:table-cell office:value-type="float" office:value="415951" calcext:value-type="float">
            <text:p>415951</text:p>
          </table:table-cell>
          <table:table-cell office:value-type="float" office:value="550091" calcext:value-type="float">
            <text:p>550091</text:p>
          </table:table-cell>
          <table:table-cell table:number-columns-repeated="5"/>
          <table:table-cell table:formula="of:=SUM([.B33:.M33])" office:value-type="float" office:value="966042" calcext:value-type="float">
            <text:p>9660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heverge.com</text:p>
          </table:table-cell>
          <table:table-cell/>
          <table:table-cell office:value-type="float" office:value="397478" calcext:value-type="float">
            <text:p>397478</text:p>
          </table:table-cell>
          <table:table-cell office:value-type="float" office:value="387026" calcext:value-type="float">
            <text:p>387026</text:p>
          </table:table-cell>
          <table:table-cell table:number-columns-repeated="9"/>
          <table:table-cell table:formula="of:=SUM([.B34:.M34])" office:value-type="float" office:value="784504" calcext:value-type="float">
            <text:p>784504</text:p>
          </table:table-cell>
          <table:table-cell table:number-columns-repeated="2"/>
          <table:table-cell table:style-name="ce2"/>
          <table:table-cell table:style-name="ce3" office:value-type="string" calcext:value-type="string">
            <text:p>time.com</text:p>
          </table:table-cell>
          <table:table-cell table:style-name="ce3" office:value-type="string" calcext:value-type="string">
            <text:p>usatoday.com</text:p>
          </table:table-cell>
          <table:table-cell table:style-name="ce3" office:value-type="string" calcext:value-type="string">
            <text:p>The India Times</text:p>
          </table:table-cell>
          <table:table-cell table:style-name="ce3" office:value-type="string" calcext:value-type="string">
            <text:p>The Independent</text:p>
          </table:table-cell>
          <table:table-cell table:style-name="ce3" office:value-type="string" calcext:value-type="string">
            <text:p>washingtonpost.com</text:p>
          </table:table-cell>
          <table:table-cell table:style-name="ce3" office:value-type="string" calcext:value-type="string">
            <text:p>telegraph.co.uk</text:p>
          </table:table-cell>
          <table:table-cell table:style-name="ce3" office:value-type="string" calcext:value-type="string">
            <text:p>businessinsider.com</text:p>
          </table:table-cell>
          <table:table-cell table:style-name="ce3" office:value-type="string" calcext:value-type="string">
            <text:p>wsj.com</text:p>
          </table:table-cell>
          <table:table-cell table:style-name="ce3" office:value-type="string" calcext:value-type="string">
            <text:p>espn.com</text:p>
          </table:table-cell>
          <table:table-cell table:style-name="ce3" office:value-type="string" calcext:value-type="string">
            <text:p>dailymail.co.uk</text:p>
          </table:table-cell>
          <table:table-cell table:style-name="ce3" office:value-type="string" calcext:value-type="string">
            <text:p>yahoo.com</text:p>
          </table:table-cell>
          <table:table-cell table:style-name="ce3" office:value-type="string" calcext:value-type="string">
            <text:p>nbcnews.com</text:p>
          </table:table-cell>
          <table:table-cell table:style-name="ce3" office:value-type="string" calcext:value-type="string">
            <text:p>buzzfeed.com</text:p>
          </table:table-cell>
          <table:table-cell table:style-name="ce3" office:value-type="string" calcext:value-type="string">
            <text:p>foxnews.com</text:p>
          </table:table-cell>
          <table:table-cell table:style-name="ce3" office:value-type="string" calcext:value-type="string">
            <text:p>bleacherreport.com</text:p>
          </table:table-cell>
          <table:table-cell table:style-name="ce3" office:value-type="string" calcext:value-type="string">
            <text:p>forbes.com</text:p>
          </table:table-cell>
          <table:table-cell table:style-name="ce3" office:value-type="string" calcext:value-type="string">
            <text:p>huffingtonpost.com</text:p>
          </table:table-cell>
          <table:table-cell table:style-name="ce3" office:value-type="string" calcext:value-type="string">
            <text:p>theguardian.com</text:p>
          </table:table-cell>
          <table:table-cell table:style-name="ce3" office:value-type="string" calcext:value-type="string">
            <text:p>cnn.com</text:p>
          </table:table-cell>
          <table:table-cell table:style-name="ce3" office:value-type="string" calcext:value-type="string">
            <text:p>abcnews.com</text:p>
          </table:table-cell>
          <table:table-cell table:style-name="ce3" office:value-type="string" calcext:value-type="string">
            <text:p>mashable.com</text:p>
          </table:table-cell>
          <table:table-cell table:style-name="ce3" office:value-type="string" calcext:value-type="string">
            <text:p>nytimes.com</text:p>
          </table:table-cell>
          <table:table-cell table:style-name="ce3" office:value-type="string" calcext:value-type="string">
            <text:p>bbc.co.uk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entrepreneur.com</text:p>
          </table:table-cell>
          <table:table-cell office:value-type="float" office:value="195126" calcext:value-type="float">
            <text:p>195126</text:p>
          </table:table-cell>
          <table:table-cell table:number-columns-repeated="7"/>
          <table:table-cell office:value-type="float" office:value="506238" calcext:value-type="float">
            <text:p>506238</text:p>
          </table:table-cell>
          <table:table-cell table:number-columns-repeated="3"/>
          <table:table-cell table:formula="of:=SUM([.B35:.M35])" office:value-type="float" office:value="701364" calcext:value-type="float">
            <text:p>701364</text:p>
          </table:table-cell>
          <table:table-cell table:number-columns-repeated="2"/>
          <table:table-cell table:style-name="ce1" office:value-type="string" calcext:value-type="string">
            <text:p>Jan</text:p>
          </table:table-cell>
          <table:table-cell table:number-columns-repeated="2"/>
          <table:table-cell office:value-type="float" office:value="269002" calcext:value-type="float">
            <text:p>269002</text:p>
          </table:table-cell>
          <table:table-cell office:value-type="float" office:value="339359" calcext:value-type="float">
            <text:p>339359</text:p>
          </table:table-cell>
          <table:table-cell table:number-columns-repeated="2"/>
          <table:table-cell office:value-type="float" office:value="458069" calcext:value-type="float">
            <text:p>458069</text:p>
          </table:table-cell>
          <table:table-cell/>
          <table:table-cell office:value-type="float" office:value="440512" calcext:value-type="float">
            <text:p>440512</text:p>
          </table:table-cell>
          <table:table-cell office:value-type="float" office:value="509892" calcext:value-type="float">
            <text:p>509892</text:p>
          </table:table-cell>
          <table:table-cell/>
          <table:table-cell office:value-type="float" office:value="604614" calcext:value-type="float">
            <text:p>604614</text:p>
          </table:table-cell>
          <table:table-cell office:value-type="float" office:value="756408" calcext:value-type="float">
            <text:p>756408</text:p>
          </table:table-cell>
          <table:table-cell office:value-type="float" office:value="587263" calcext:value-type="float">
            <text:p>587263</text:p>
          </table:table-cell>
          <table:table-cell office:value-type="float" office:value="582378" calcext:value-type="float">
            <text:p>582378</text:p>
          </table:table-cell>
          <table:table-cell office:value-type="float" office:value="797548" calcext:value-type="float">
            <text:p>797548</text:p>
          </table:table-cell>
          <table:table-cell office:value-type="float" office:value="958699" calcext:value-type="float">
            <text:p>958699</text:p>
          </table:table-cell>
          <table:table-cell/>
          <table:table-cell office:value-type="float" office:value="1178810" calcext:value-type="float">
            <text:p>1178810</text:p>
          </table:table-cell>
          <table:table-cell office:value-type="float" office:value="790662" calcext:value-type="float">
            <text:p>790662</text:p>
          </table:table-cell>
          <table:table-cell office:value-type="float" office:value="1421044" calcext:value-type="float">
            <text:p>1421044</text:p>
          </table:table-cell>
          <table:table-cell/>
          <table:table-cell office:value-type="float" office:value="2704107" calcext:value-type="float">
            <text:p>27041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cnet.com</text:p>
          </table:table-cell>
          <table:table-cell office:value-type="float" office:value="322604" calcext:value-type="float">
            <text:p>322604</text:p>
          </table:table-cell>
          <table:table-cell office:value-type="float" office:value="344346" calcext:value-type="float">
            <text:p>344346</text:p>
          </table:table-cell>
          <table:table-cell table:number-columns-repeated="10"/>
          <table:table-cell table:formula="of:=SUM([.B36:.M36])" office:value-type="float" office:value="666950" calcext:value-type="float">
            <text:p>666950</text:p>
          </table:table-cell>
          <table:table-cell table:number-columns-repeated="2"/>
          <table:table-cell table:style-name="ce1" office:value-type="string" calcext:value-type="string">
            <text:p>Feb</text:p>
          </table:table-cell>
          <table:table-cell office:value-type="float" office:value="349773" calcext:value-type="float">
            <text:p>349773</text:p>
          </table:table-cell>
          <table:table-cell office:value-type="float" office:value="382436" calcext:value-type="float">
            <text:p>382436</text:p>
          </table:table-cell>
          <table:table-cell table:number-columns-repeated="2"/>
          <table:table-cell office:value-type="float" office:value="387066" calcext:value-type="float">
            <text:p>387066</text:p>
          </table:table-cell>
          <table:table-cell office:value-type="float" office:value="501454" calcext:value-type="float">
            <text:p>501454</text:p>
          </table:table-cell>
          <table:table-cell office:value-type="float" office:value="502405" calcext:value-type="float">
            <text:p>502405</text:p>
          </table:table-cell>
          <table:table-cell office:value-type="float" office:value="559093" calcext:value-type="float">
            <text:p>559093</text:p>
          </table:table-cell>
          <table:table-cell office:value-type="float" office:value="399434" calcext:value-type="float">
            <text:p>399434</text:p>
          </table:table-cell>
          <table:table-cell office:value-type="float" office:value="476805" calcext:value-type="float">
            <text:p>476805</text:p>
          </table:table-cell>
          <table:table-cell office:value-type="float" office:value="567729" calcext:value-type="float">
            <text:p>567729</text:p>
          </table:table-cell>
          <table:table-cell office:value-type="float" office:value="639664" calcext:value-type="float">
            <text:p>639664</text:p>
          </table:table-cell>
          <table:table-cell office:value-type="float" office:value="799923" calcext:value-type="float">
            <text:p>799923</text:p>
          </table:table-cell>
          <table:table-cell office:value-type="float" office:value="539816" calcext:value-type="float">
            <text:p>539816</text:p>
          </table:table-cell>
          <table:table-cell office:value-type="float" office:value="565630" calcext:value-type="float">
            <text:p>565630</text:p>
          </table:table-cell>
          <table:table-cell office:value-type="float" office:value="812845" calcext:value-type="float">
            <text:p>812845</text:p>
          </table:table-cell>
          <table:table-cell office:value-type="float" office:value="720629" calcext:value-type="float">
            <text:p>720629</text:p>
          </table:table-cell>
          <table:table-cell office:value-type="float" office:value="1066489" calcext:value-type="float">
            <text:p>1066489</text:p>
          </table:table-cell>
          <table:table-cell office:value-type="float" office:value="1155358" calcext:value-type="float">
            <text:p>1155358</text:p>
          </table:table-cell>
          <table:table-cell office:value-type="float" office:value="1149334" calcext:value-type="float">
            <text:p>1149334</text:p>
          </table:table-cell>
          <table:table-cell office:value-type="float" office:value="1459562" calcext:value-type="float">
            <text:p>1459562</text:p>
          </table:table-cell>
          <table:table-cell office:value-type="float" office:value="1280818" calcext:value-type="float">
            <text:p>1280818</text:p>
          </table:table-cell>
          <table:table-cell office:value-type="float" office:value="2481114" calcext:value-type="float">
            <text:p>2481114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ail Online </text:p>
          </table:table-cell>
          <table:table-cell table:number-columns-repeated="4"/>
          <table:table-cell office:value-type="float" office:value="568576" calcext:value-type="float">
            <text:p>568576</text:p>
          </table:table-cell>
          <table:table-cell table:number-columns-repeated="7"/>
          <table:table-cell table:formula="of:=SUM([.B37:.M37])" office:value-type="float" office:value="568576" calcext:value-type="float">
            <text:p>568576</text:p>
          </table:table-cell>
          <table:table-cell table:number-columns-repeated="2"/>
          <table:table-cell table:style-name="ce1" office:value-type="string" calcext:value-type="string">
            <text:p>Mar</text:p>
          </table:table-cell>
          <table:table-cell office:value-type="float" office:value="436561" calcext:value-type="float">
            <text:p>436561</text:p>
          </table:table-cell>
          <table:table-cell office:value-type="float" office:value="370602" calcext:value-type="float">
            <text:p>370602</text:p>
          </table:table-cell>
          <table:table-cell office:value-type="float" office:value="392904" calcext:value-type="float">
            <text:p>392904</text:p>
          </table:table-cell>
          <table:table-cell/>
          <table:table-cell office:value-type="float" office:value="399938" calcext:value-type="float">
            <text:p>399938</text:p>
          </table:table-cell>
          <table:table-cell office:value-type="float" office:value="592653" calcext:value-type="float">
            <text:p>592653</text:p>
          </table:table-cell>
          <table:table-cell office:value-type="float" office:value="537092" calcext:value-type="float">
            <text:p>537092</text:p>
          </table:table-cell>
          <table:table-cell office:value-type="float" office:value="643315" calcext:value-type="float">
            <text:p>643315</text:p>
          </table:table-cell>
          <table:table-cell office:value-type="float" office:value="501749" calcext:value-type="float">
            <text:p>501749</text:p>
          </table:table-cell>
          <table:table-cell office:value-type="float" office:value="512076" calcext:value-type="float">
            <text:p>512076</text:p>
          </table:table-cell>
          <table:table-cell office:value-type="float" office:value="662823" calcext:value-type="float">
            <text:p>662823</text:p>
          </table:table-cell>
          <table:table-cell office:value-type="float" office:value="778958" calcext:value-type="float">
            <text:p>778958</text:p>
          </table:table-cell>
          <table:table-cell office:value-type="float" office:value="811576" calcext:value-type="float">
            <text:p>811576</text:p>
          </table:table-cell>
          <table:table-cell office:value-type="float" office:value="680896" calcext:value-type="float">
            <text:p>680896</text:p>
          </table:table-cell>
          <table:table-cell office:value-type="float" office:value="681525" calcext:value-type="float">
            <text:p>681525</text:p>
          </table:table-cell>
          <table:table-cell office:value-type="float" office:value="961547" calcext:value-type="float">
            <text:p>961547</text:p>
          </table:table-cell>
          <table:table-cell office:value-type="float" office:value="854134" calcext:value-type="float">
            <text:p>854134</text:p>
          </table:table-cell>
          <table:table-cell office:value-type="float" office:value="1156510" calcext:value-type="float">
            <text:p>1156510</text:p>
          </table:table-cell>
          <table:table-cell office:value-type="float" office:value="1207393" calcext:value-type="float">
            <text:p>1207393</text:p>
          </table:table-cell>
          <table:table-cell office:value-type="float" office:value="1759073" calcext:value-type="float">
            <text:p>1759073</text:p>
          </table:table-cell>
          <table:table-cell office:value-type="float" office:value="1655541" calcext:value-type="float">
            <text:p>1655541</text:p>
          </table:table-cell>
          <table:table-cell office:value-type="float" office:value="1836429" calcext:value-type="float">
            <text:p>1836429</text:p>
          </table:table-cell>
          <table:table-cell office:value-type="float" office:value="2714705" calcext:value-type="float">
            <text:p>2714705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cbsnews.com</text:p>
          </table:table-cell>
          <table:table-cell table:number-columns-repeated="10"/>
          <table:table-cell office:value-type="float" office:value="486450" calcext:value-type="float">
            <text:p>486450</text:p>
          </table:table-cell>
          <table:table-cell/>
          <table:table-cell table:formula="of:=SUM([.B38:.M38])" office:value-type="float" office:value="486450" calcext:value-type="float">
            <text:p>486450</text:p>
          </table:table-cell>
          <table:table-cell table:number-columns-repeated="2"/>
          <table:table-cell table:style-name="ce1" office:value-type="string" calcext:value-type="string">
            <text:p>Apr</text:p>
          </table:table-cell>
          <table:table-cell office:value-type="float" office:value="1146464" calcext:value-type="float">
            <text:p>1146464</text:p>
          </table:table-cell>
          <table:table-cell office:value-type="float" office:value="413464" calcext:value-type="float">
            <text:p>413464</text:p>
          </table:table-cell>
          <table:table-cell office:value-type="float" office:value="527801" calcext:value-type="float">
            <text:p>527801</text:p>
          </table:table-cell>
          <table:table-cell office:value-type="float" office:value="391714" calcext:value-type="float">
            <text:p>391714</text:p>
          </table:table-cell>
          <table:table-cell office:value-type="float" office:value="409800" calcext:value-type="float">
            <text:p>409800</text:p>
          </table:table-cell>
          <table:table-cell/>
          <table:table-cell office:value-type="float" office:value="492312" calcext:value-type="float">
            <text:p>492312</text:p>
          </table:table-cell>
          <table:table-cell office:value-type="float" office:value="630094" calcext:value-type="float">
            <text:p>630094</text:p>
          </table:table-cell>
          <table:table-cell office:value-type="float" office:value="522877" calcext:value-type="float">
            <text:p>522877</text:p>
          </table:table-cell>
          <table:table-cell office:value-type="float" office:value="535605" calcext:value-type="float">
            <text:p>535605</text:p>
          </table:table-cell>
          <table:table-cell office:value-type="float" office:value="587271" calcext:value-type="float">
            <text:p>587271</text:p>
          </table:table-cell>
          <table:table-cell office:value-type="float" office:value="750495" calcext:value-type="float">
            <text:p>750495</text:p>
          </table:table-cell>
          <table:table-cell office:value-type="float" office:value="839125" calcext:value-type="float">
            <text:p>839125</text:p>
          </table:table-cell>
          <table:table-cell office:value-type="float" office:value="824226" calcext:value-type="float">
            <text:p>824226</text:p>
          </table:table-cell>
          <table:table-cell office:value-type="float" office:value="724889" calcext:value-type="float">
            <text:p>724889</text:p>
          </table:table-cell>
          <table:table-cell office:value-type="float" office:value="892681" calcext:value-type="float">
            <text:p>892681</text:p>
          </table:table-cell>
          <table:table-cell office:value-type="float" office:value="771351" calcext:value-type="float">
            <text:p>771351</text:p>
          </table:table-cell>
          <table:table-cell office:value-type="float" office:value="1130401" calcext:value-type="float">
            <text:p>1130401</text:p>
          </table:table-cell>
          <table:table-cell office:value-type="float" office:value="1246775" calcext:value-type="float">
            <text:p>1246775</text:p>
          </table:table-cell>
          <table:table-cell office:value-type="float" office:value="1558928" calcext:value-type="float">
            <text:p>1558928</text:p>
          </table:table-cell>
          <table:table-cell office:value-type="float" office:value="1829419" calcext:value-type="float">
            <text:p>1829419</text:p>
          </table:table-cell>
          <table:table-cell office:value-type="float" office:value="1997272" calcext:value-type="float">
            <text:p>1997272</text:p>
          </table:table-cell>
          <table:table-cell office:value-type="float" office:value="2866354" calcext:value-type="float">
            <text:p>2866354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techcrunch.com</text:p>
          </table:table-cell>
          <table:table-cell/>
          <table:table-cell office:value-type="float" office:value="458158" calcext:value-type="float">
            <text:p>458158</text:p>
          </table:table-cell>
          <table:table-cell table:number-columns-repeated="10"/>
          <table:table-cell table:formula="of:=SUM([.B39:.M39])" office:value-type="float" office:value="458158" calcext:value-type="float">
            <text:p>458158</text:p>
          </table:table-cell>
          <table:table-cell table:number-columns-repeated="2"/>
          <table:table-cell table:style-name="ce1" office:value-type="string" calcext:value-type="string">
            <text:p>May</text:p>
          </table:table-cell>
          <table:table-cell office:value-type="float" office:value="448055" calcext:value-type="float">
            <text:p>448055</text:p>
          </table:table-cell>
          <table:table-cell/>
          <table:table-cell office:value-type="float" office:value="432944" calcext:value-type="float">
            <text:p>432944</text:p>
          </table:table-cell>
          <table:table-cell office:value-type="float" office:value="461106" calcext:value-type="float">
            <text:p>461106</text:p>
          </table:table-cell>
          <table:table-cell office:value-type="float" office:value="416799" calcext:value-type="float">
            <text:p>416799</text:p>
          </table:table-cell>
          <table:table-cell/>
          <table:table-cell office:value-type="float" office:value="469860" calcext:value-type="float">
            <text:p>469860</text:p>
          </table:table-cell>
          <table:table-cell office:value-type="float" office:value="662579" calcext:value-type="float">
            <text:p>662579</text:p>
          </table:table-cell>
          <table:table-cell office:value-type="float" office:value="531268" calcext:value-type="float">
            <text:p>531268</text:p>
          </table:table-cell>
          <table:table-cell/>
          <table:table-cell office:value-type="float" office:value="669149" calcext:value-type="float">
            <text:p>669149</text:p>
          </table:table-cell>
          <table:table-cell office:value-type="float" office:value="718125" calcext:value-type="float">
            <text:p>718125</text:p>
          </table:table-cell>
          <table:table-cell office:value-type="float" office:value="738144" calcext:value-type="float">
            <text:p>738144</text:p>
          </table:table-cell>
          <table:table-cell office:value-type="float" office:value="831383" calcext:value-type="float">
            <text:p>831383</text:p>
          </table:table-cell>
          <table:table-cell office:value-type="float" office:value="741375" calcext:value-type="float">
            <text:p>741375</text:p>
          </table:table-cell>
          <table:table-cell office:value-type="float" office:value="958192" calcext:value-type="float">
            <text:p>958192</text:p>
          </table:table-cell>
          <table:table-cell office:value-type="float" office:value="834435" calcext:value-type="float">
            <text:p>834435</text:p>
          </table:table-cell>
          <table:table-cell office:value-type="float" office:value="1225781" calcext:value-type="float">
            <text:p>1225781</text:p>
          </table:table-cell>
          <table:table-cell office:value-type="float" office:value="1245418" calcext:value-type="float">
            <text:p>1245418</text:p>
          </table:table-cell>
          <table:table-cell office:value-type="float" office:value="1623797" calcext:value-type="float">
            <text:p>1623797</text:p>
          </table:table-cell>
          <table:table-cell office:value-type="float" office:value="1767630" calcext:value-type="float">
            <text:p>1767630</text:p>
          </table:table-cell>
          <table:table-cell office:value-type="float" office:value="2112842" calcext:value-type="float">
            <text:p>2112842</text:p>
          </table:table-cell>
          <table:table-cell office:value-type="float" office:value="3123577" calcext:value-type="float">
            <text:p>312357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fifa.com</text:p>
          </table:table-cell>
          <table:table-cell table:number-columns-repeated="5"/>
          <table:table-cell office:value-type="float" office:value="422801" calcext:value-type="float">
            <text:p>422801</text:p>
          </table:table-cell>
          <table:table-cell table:number-columns-repeated="6"/>
          <table:table-cell table:formula="of:=SUM([.B40:.M40])" office:value-type="float" office:value="422801" calcext:value-type="float">
            <text:p>422801</text:p>
          </table:table-cell>
          <table:table-cell table:number-columns-repeated="2"/>
          <table:table-cell table:style-name="ce1" office:value-type="string" calcext:value-type="string">
            <text:p>14/06</text:p>
          </table:table-cell>
          <table:table-cell office:value-type="float" office:value="496888" calcext:value-type="float">
            <text:p>496888</text:p>
          </table:table-cell>
          <table:table-cell office:value-type="float" office:value="428071" calcext:value-type="float">
            <text:p>428071</text:p>
          </table:table-cell>
          <table:table-cell office:value-type="float" office:value="445467" calcext:value-type="float">
            <text:p>445467</text:p>
          </table:table-cell>
          <table:table-cell office:value-type="float" office:value="445043" calcext:value-type="float">
            <text:p>445043</text:p>
          </table:table-cell>
          <table:table-cell office:value-type="float" office:value="506873" calcext:value-type="float">
            <text:p>506873</text:p>
          </table:table-cell>
          <table:table-cell/>
          <table:table-cell office:value-type="float" office:value="495077" calcext:value-type="float">
            <text:p>495077</text:p>
          </table:table-cell>
          <table:table-cell office:value-type="float" office:value="684119" calcext:value-type="float">
            <text:p>684119</text:p>
          </table:table-cell>
          <table:table-cell office:value-type="float" office:value="488321" calcext:value-type="float">
            <text:p>488321</text:p>
          </table:table-cell>
          <table:table-cell office:value-type="float" office:value="652045" calcext:value-type="float">
            <text:p>652045</text:p>
          </table:table-cell>
          <table:table-cell office:value-type="float" office:value="766928" calcext:value-type="float">
            <text:p>766928</text:p>
          </table:table-cell>
          <table:table-cell office:value-type="float" office:value="745722" calcext:value-type="float">
            <text:p>745722</text:p>
          </table:table-cell>
          <table:table-cell office:value-type="float" office:value="740428" calcext:value-type="float">
            <text:p>740428</text:p>
          </table:table-cell>
          <table:table-cell office:value-type="float" office:value="921001" calcext:value-type="float">
            <text:p>921001</text:p>
          </table:table-cell>
          <table:table-cell office:value-type="float" office:value="842778" calcext:value-type="float">
            <text:p>842778</text:p>
          </table:table-cell>
          <table:table-cell office:value-type="float" office:value="1028389" calcext:value-type="float">
            <text:p>1028389</text:p>
          </table:table-cell>
          <table:table-cell office:value-type="float" office:value="933237" calcext:value-type="float">
            <text:p>933237</text:p>
          </table:table-cell>
          <table:table-cell office:value-type="float" office:value="1324385" calcext:value-type="float">
            <text:p>1324385</text:p>
          </table:table-cell>
          <table:table-cell office:value-type="float" office:value="1169156" calcext:value-type="float">
            <text:p>1169156</text:p>
          </table:table-cell>
          <table:table-cell office:value-type="float" office:value="1803100" calcext:value-type="float">
            <text:p>1803100</text:p>
          </table:table-cell>
          <table:table-cell office:value-type="float" office:value="1834040" calcext:value-type="float">
            <text:p>1834040</text:p>
          </table:table-cell>
          <table:table-cell office:value-type="float" office:value="2284778" calcext:value-type="float">
            <text:p>2284778</text:p>
          </table:table-cell>
          <table:table-cell office:value-type="float" office:value="3245304" calcext:value-type="float">
            <text:p>3245304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goal.com</text:p>
          </table:table-cell>
          <table:table-cell office:value-type="float" office:value="353741" calcext:value-type="float">
            <text:p>353741</text:p>
          </table:table-cell>
          <table:table-cell table:number-columns-repeated="11"/>
          <table:table-cell table:formula="of:=SUM([.B41:.M41])" office:value-type="float" office:value="353741" calcext:value-type="float">
            <text:p>353741</text:p>
          </table:table-cell>
          <table:table-cell table:number-columns-repeated="2"/>
          <table:table-cell table:style-name="ce1" office:value-type="string" calcext:value-type="string">
            <text:p>14/07</text:p>
          </table:table-cell>
          <table:table-cell office:value-type="float" office:value="492437" calcext:value-type="float">
            <text:p>492437</text:p>
          </table:table-cell>
          <table:table-cell office:value-type="float" office:value="546571" calcext:value-type="float">
            <text:p>546571</text:p>
          </table:table-cell>
          <table:table-cell/>
          <table:table-cell office:value-type="float" office:value="692636" calcext:value-type="float">
            <text:p>692636</text:p>
          </table:table-cell>
          <table:table-cell office:value-type="float" office:value="620329" calcext:value-type="float">
            <text:p>620329</text:p>
          </table:table-cell>
          <table:table-cell office:value-type="float" office:value="888507" calcext:value-type="float">
            <text:p>888507</text:p>
          </table:table-cell>
          <table:table-cell office:value-type="float" office:value="545253" calcext:value-type="float">
            <text:p>545253</text:p>
          </table:table-cell>
          <table:table-cell office:value-type="float" office:value="808982" calcext:value-type="float">
            <text:p>808982</text:p>
          </table:table-cell>
          <table:table-cell office:value-type="float" office:value="578959" calcext:value-type="float">
            <text:p>578959</text:p>
          </table:table-cell>
          <table:table-cell office:value-type="float" office:value="732723" calcext:value-type="float">
            <text:p>732723</text:p>
          </table:table-cell>
          <table:table-cell office:value-type="float" office:value="898508" calcext:value-type="float">
            <text:p>898508</text:p>
          </table:table-cell>
          <table:table-cell office:value-type="float" office:value="859846" calcext:value-type="float">
            <text:p>859846</text:p>
          </table:table-cell>
          <table:table-cell office:value-type="float" office:value="992598" calcext:value-type="float">
            <text:p>992598</text:p>
          </table:table-cell>
          <table:table-cell office:value-type="float" office:value="947970" calcext:value-type="float">
            <text:p>947970</text:p>
          </table:table-cell>
          <table:table-cell office:value-type="float" office:value="843379" calcext:value-type="float">
            <text:p>843379</text:p>
          </table:table-cell>
          <table:table-cell office:value-type="float" office:value="1112241" calcext:value-type="float">
            <text:p>1112241</text:p>
          </table:table-cell>
          <table:table-cell office:value-type="float" office:value="1142282" calcext:value-type="float">
            <text:p>1142282</text:p>
          </table:table-cell>
          <table:table-cell office:value-type="float" office:value="1419686" calcext:value-type="float">
            <text:p>1419686</text:p>
          </table:table-cell>
          <table:table-cell office:value-type="float" office:value="1385019" calcext:value-type="float">
            <text:p>1385019</text:p>
          </table:table-cell>
          <table:table-cell office:value-type="float" office:value="1906837" calcext:value-type="float">
            <text:p>1906837</text:p>
          </table:table-cell>
          <table:table-cell office:value-type="float" office:value="1951710" calcext:value-type="float">
            <text:p>1951710</text:p>
          </table:table-cell>
          <table:table-cell office:value-type="float" office:value="2476791" calcext:value-type="float">
            <text:p>2476791</text:p>
          </table:table-cell>
          <table:table-cell office:value-type="float" office:value="3556637" calcext:value-type="float">
            <text:p>355663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cbsnews.com</text:p>
          </table:table-cell>
          <table:table-cell office:value-type="float" office:value="296051" calcext:value-type="float">
            <text:p>296051</text:p>
          </table:table-cell>
          <table:table-cell table:number-columns-repeated="11"/>
          <table:table-cell table:formula="of:=SUM([.B42:.M42])" office:value-type="float" office:value="296051" calcext:value-type="float">
            <text:p>296051</text:p>
          </table:table-cell>
          <table:table-cell table:number-columns-repeated="2"/>
          <table:table-cell table:style-name="ce1" office:value-type="string" calcext:value-type="string">
            <text:p>14/08</text:p>
          </table:table-cell>
          <table:table-cell office:value-type="float" office:value="513760" calcext:value-type="float">
            <text:p>513760</text:p>
          </table:table-cell>
          <table:table-cell office:value-type="float" office:value="590422" calcext:value-type="float">
            <text:p>590422</text:p>
          </table:table-cell>
          <table:table-cell office:value-type="float" office:value="508282" calcext:value-type="float">
            <text:p>508282</text:p>
          </table:table-cell>
          <table:table-cell office:value-type="float" office:value="672218" calcext:value-type="float">
            <text:p>672218</text:p>
          </table:table-cell>
          <table:table-cell office:value-type="float" office:value="734062" calcext:value-type="float">
            <text:p>734062</text:p>
          </table:table-cell>
          <table:table-cell office:value-type="float" office:value="890322" calcext:value-type="float">
            <text:p>890322</text:p>
          </table:table-cell>
          <table:table-cell office:value-type="float" office:value="519757" calcext:value-type="float">
            <text:p>519757</text:p>
          </table:table-cell>
          <table:table-cell office:value-type="float" office:value="772921" calcext:value-type="float">
            <text:p>772921</text:p>
          </table:table-cell>
          <table:table-cell office:value-type="float" office:value="534060" calcext:value-type="float">
            <text:p>534060</text:p>
          </table:table-cell>
          <table:table-cell office:value-type="float" office:value="669911" calcext:value-type="float">
            <text:p>669911</text:p>
          </table:table-cell>
          <table:table-cell office:value-type="float" office:value="1001997" calcext:value-type="float">
            <text:p>1001997</text:p>
          </table:table-cell>
          <table:table-cell office:value-type="float" office:value="894472" calcext:value-type="float">
            <text:p>894472</text:p>
          </table:table-cell>
          <table:table-cell office:value-type="float" office:value="849727" calcext:value-type="float">
            <text:p>849727</text:p>
          </table:table-cell>
          <table:table-cell office:value-type="float" office:value="961409" calcext:value-type="float">
            <text:p>961409</text:p>
          </table:table-cell>
          <table:table-cell office:value-type="float" office:value="827064" calcext:value-type="float">
            <text:p>827064</text:p>
          </table:table-cell>
          <table:table-cell office:value-type="float" office:value="1128849" calcext:value-type="float">
            <text:p>1128849</text:p>
          </table:table-cell>
          <table:table-cell office:value-type="float" office:value="1136686" calcext:value-type="float">
            <text:p>1136686</text:p>
          </table:table-cell>
          <table:table-cell office:value-type="float" office:value="1265721" calcext:value-type="float">
            <text:p>1265721</text:p>
          </table:table-cell>
          <table:table-cell office:value-type="float" office:value="1307342" calcext:value-type="float">
            <text:p>1307342</text:p>
          </table:table-cell>
          <table:table-cell office:value-type="float" office:value="1677643" calcext:value-type="float">
            <text:p>1677643</text:p>
          </table:table-cell>
          <table:table-cell office:value-type="float" office:value="1656521" calcext:value-type="float">
            <text:p>1656521</text:p>
          </table:table-cell>
          <table:table-cell office:value-type="float" office:value="2354626" calcext:value-type="float">
            <text:p>2354626</text:p>
          </table:table-cell>
          <table:table-cell office:value-type="float" office:value="3392030" calcext:value-type="float">
            <text:p>339203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bloomberg.com</text:p>
          </table:table-cell>
          <table:table-cell office:value-type="float" office:value="204163" calcext:value-type="float">
            <text:p>204163</text:p>
          </table:table-cell>
          <table:table-cell table:number-columns-repeated="11"/>
          <table:table-cell table:formula="of:=SUM([.B43:.M43])" office:value-type="float" office:value="204163" calcext:value-type="float">
            <text:p>204163</text:p>
          </table:table-cell>
          <table:table-cell table:number-columns-repeated="2"/>
          <table:table-cell table:style-name="ce1" office:value-type="string" calcext:value-type="string">
            <text:p>14/09</text:p>
          </table:table-cell>
          <table:table-cell/>
          <table:table-cell office:value-type="float" office:value="607384" calcext:value-type="float">
            <text:p>607384</text:p>
          </table:table-cell>
          <table:table-cell office:value-type="float" office:value="535623" calcext:value-type="float">
            <text:p>535623</text:p>
          </table:table-cell>
          <table:table-cell office:value-type="float" office:value="597918" calcext:value-type="float">
            <text:p>597918</text:p>
          </table:table-cell>
          <table:table-cell office:value-type="float" office:value="745501" calcext:value-type="float">
            <text:p>745501</text:p>
          </table:table-cell>
          <table:table-cell office:value-type="float" office:value="895292" calcext:value-type="float">
            <text:p>895292</text:p>
          </table:table-cell>
          <table:table-cell office:value-type="float" office:value="594793" calcext:value-type="float">
            <text:p>594793</text:p>
          </table:table-cell>
          <table:table-cell office:value-type="float" office:value="877666" calcext:value-type="float">
            <text:p>877666</text:p>
          </table:table-cell>
          <table:table-cell office:value-type="float" office:value="759101" calcext:value-type="float">
            <text:p>759101</text:p>
          </table:table-cell>
          <table:table-cell office:value-type="float" office:value="752186" calcext:value-type="float">
            <text:p>752186</text:p>
          </table:table-cell>
          <table:table-cell office:value-type="float" office:value="838440" calcext:value-type="float">
            <text:p>838440</text:p>
          </table:table-cell>
          <table:table-cell office:value-type="float" office:value="954239" calcext:value-type="float">
            <text:p>954239</text:p>
          </table:table-cell>
          <table:table-cell office:value-type="float" office:value="856900" calcext:value-type="float">
            <text:p>856900</text:p>
          </table:table-cell>
          <table:table-cell office:value-type="float" office:value="967207" calcext:value-type="float">
            <text:p>967207</text:p>
          </table:table-cell>
          <table:table-cell office:value-type="float" office:value="1087681" calcext:value-type="float">
            <text:p>1087681</text:p>
          </table:table-cell>
          <table:table-cell office:value-type="float" office:value="1176191" calcext:value-type="float">
            <text:p>1176191</text:p>
          </table:table-cell>
          <table:table-cell office:value-type="float" office:value="1122685" calcext:value-type="float">
            <text:p>1122685</text:p>
          </table:table-cell>
          <table:table-cell office:value-type="float" office:value="1370076" calcext:value-type="float">
            <text:p>1370076</text:p>
          </table:table-cell>
          <table:table-cell office:value-type="float" office:value="1352330" calcext:value-type="float">
            <text:p>1352330</text:p>
          </table:table-cell>
          <table:table-cell office:value-type="float" office:value="1667659" calcext:value-type="float">
            <text:p>1667659</text:p>
          </table:table-cell>
          <table:table-cell office:value-type="float" office:value="1856563" calcext:value-type="float">
            <text:p>1856563</text:p>
          </table:table-cell>
          <table:table-cell office:value-type="float" office:value="2420402" calcext:value-type="float">
            <text:p>2420402</text:p>
          </table:table-cell>
          <table:table-cell office:value-type="float" office:value="3789897" calcext:value-type="float">
            <text:p>3789897</text:p>
          </table:table-cell>
          <table:table-cell table:number-columns-repeated="984"/>
        </table:table-row>
        <table:table-row table:style-name="ro1">
          <table:table-cell table:style-name="Default"/>
          <table:table-cell table:number-columns-repeated="12"/>
          <table:table-cell table:style-name="Default"/>
          <table:table-cell table:number-columns-repeated="2"/>
          <table:table-cell table:style-name="ce1" office:value-type="string" calcext:value-type="string">
            <text:p>14/10</text:p>
          </table:table-cell>
          <table:table-cell/>
          <table:table-cell office:value-type="float" office:value="642765" calcext:value-type="float">
            <text:p>642765</text:p>
          </table:table-cell>
          <table:table-cell office:value-type="float" office:value="540246" calcext:value-type="float">
            <text:p>540246</text:p>
          </table:table-cell>
          <table:table-cell office:value-type="float" office:value="745902" calcext:value-type="float">
            <text:p>745902</text:p>
          </table:table-cell>
          <table:table-cell office:value-type="float" office:value="801042" calcext:value-type="float">
            <text:p>801042</text:p>
          </table:table-cell>
          <table:table-cell office:value-type="float" office:value="936743" calcext:value-type="float">
            <text:p>936743</text:p>
          </table:table-cell>
          <table:table-cell office:value-type="float" office:value="710489" calcext:value-type="float">
            <text:p>710489</text:p>
          </table:table-cell>
          <table:table-cell office:value-type="float" office:value="903888" calcext:value-type="float">
            <text:p>903888</text:p>
          </table:table-cell>
          <table:table-cell office:value-type="float" office:value="782170" calcext:value-type="float">
            <text:p>782170</text:p>
          </table:table-cell>
          <table:table-cell office:value-type="float" office:value="687666" calcext:value-type="float">
            <text:p>687666</text:p>
          </table:table-cell>
          <table:table-cell office:value-type="float" office:value="818035" calcext:value-type="float">
            <text:p>818035</text:p>
          </table:table-cell>
          <table:table-cell office:value-type="float" office:value="952660" calcext:value-type="float">
            <text:p>952660</text:p>
          </table:table-cell>
          <table:table-cell office:value-type="float" office:value="896601" calcext:value-type="float">
            <text:p>896601</text:p>
          </table:table-cell>
          <table:table-cell office:value-type="float" office:value="1036148" calcext:value-type="float">
            <text:p>1036148</text:p>
          </table:table-cell>
          <table:table-cell office:value-type="float" office:value="1117292" calcext:value-type="float">
            <text:p>1117292</text:p>
          </table:table-cell>
          <table:table-cell office:value-type="float" office:value="1101766" calcext:value-type="float">
            <text:p>1101766</text:p>
          </table:table-cell>
          <table:table-cell office:value-type="float" office:value="1169717" calcext:value-type="float">
            <text:p>1169717</text:p>
          </table:table-cell>
          <table:table-cell office:value-type="float" office:value="1510690" calcext:value-type="float">
            <text:p>1510690</text:p>
          </table:table-cell>
          <table:table-cell office:value-type="float" office:value="1532395" calcext:value-type="float">
            <text:p>1532395</text:p>
          </table:table-cell>
          <table:table-cell office:value-type="float" office:value="1364784" calcext:value-type="float">
            <text:p>1364784</text:p>
          </table:table-cell>
          <table:table-cell office:value-type="float" office:value="1816282" calcext:value-type="float">
            <text:p>1816282</text:p>
          </table:table-cell>
          <table:table-cell office:value-type="float" office:value="2597804" calcext:value-type="float">
            <text:p>2597804</text:p>
          </table:table-cell>
          <table:table-cell office:value-type="float" office:value="4020105" calcext:value-type="float">
            <text:p>4020105</text:p>
          </table:table-cell>
          <table:table-cell table:number-columns-repeated="984"/>
        </table:table-row>
        <table:table-row table:style-name="ro1">
          <table:table-cell table:style-name="Default"/>
          <table:table-cell table:number-columns-repeated="12"/>
          <table:table-cell table:style-name="Default"/>
          <table:table-cell table:number-columns-repeated="2"/>
          <table:table-cell table:style-name="ce1" office:value-type="string" calcext:value-type="string">
            <text:p>14/11</text:p>
          </table:table-cell>
          <table:table-cell/>
          <table:table-cell office:value-type="float" office:value="538293" calcext:value-type="float">
            <text:p>538293</text:p>
          </table:table-cell>
          <table:table-cell office:value-type="float" office:value="548334" calcext:value-type="float">
            <text:p>548334</text:p>
          </table:table-cell>
          <table:table-cell office:value-type="float" office:value="820948" calcext:value-type="float">
            <text:p>820948</text:p>
          </table:table-cell>
          <table:table-cell office:value-type="float" office:value="701444" calcext:value-type="float">
            <text:p>701444</text:p>
          </table:table-cell>
          <table:table-cell office:value-type="float" office:value="908918" calcext:value-type="float">
            <text:p>908918</text:p>
          </table:table-cell>
          <table:table-cell office:value-type="float" office:value="564319" calcext:value-type="float">
            <text:p>564319</text:p>
          </table:table-cell>
          <table:table-cell/>
          <table:table-cell office:value-type="float" office:value="689522" calcext:value-type="float">
            <text:p>689522</text:p>
          </table:table-cell>
          <table:table-cell office:value-type="float" office:value="786280" calcext:value-type="float">
            <text:p>786280</text:p>
          </table:table-cell>
          <table:table-cell office:value-type="float" office:value="773326" calcext:value-type="float">
            <text:p>773326</text:p>
          </table:table-cell>
          <table:table-cell office:value-type="float" office:value="925409" calcext:value-type="float">
            <text:p>925409</text:p>
          </table:table-cell>
          <table:table-cell office:value-type="float" office:value="860514" calcext:value-type="float">
            <text:p>860514</text:p>
          </table:table-cell>
          <table:table-cell office:value-type="float" office:value="992609" calcext:value-type="float">
            <text:p>992609</text:p>
          </table:table-cell>
          <table:table-cell office:value-type="float" office:value="1178571" calcext:value-type="float">
            <text:p>1178571</text:p>
          </table:table-cell>
          <table:table-cell office:value-type="float" office:value="778152" calcext:value-type="float">
            <text:p>778152</text:p>
          </table:table-cell>
          <table:table-cell office:value-type="float" office:value="1021940" calcext:value-type="float">
            <text:p>1021940</text:p>
          </table:table-cell>
          <table:table-cell office:value-type="float" office:value="1350454" calcext:value-type="float">
            <text:p>1350454</text:p>
          </table:table-cell>
          <table:table-cell office:value-type="float" office:value="1273525" calcext:value-type="float">
            <text:p>1273525</text:p>
          </table:table-cell>
          <table:table-cell office:value-type="float" office:value="1279177" calcext:value-type="float">
            <text:p>1279177</text:p>
          </table:table-cell>
          <table:table-cell office:value-type="float" office:value="1775751" calcext:value-type="float">
            <text:p>1775751</text:p>
          </table:table-cell>
          <table:table-cell office:value-type="float" office:value="2221533" calcext:value-type="float">
            <text:p>2221533</text:p>
          </table:table-cell>
          <table:table-cell office:value-type="float" office:value="3960272" calcext:value-type="float">
            <text:p>3960272</text:p>
          </table:table-cell>
          <table:table-cell table:number-columns-repeated="984"/>
        </table:table-row>
        <table:table-row table:style-name="ro1">
          <table:table-cell table:style-name="Default"/>
          <table:table-cell table:number-columns-repeated="12"/>
          <table:table-cell table:style-name="Default"/>
          <table:table-cell table:number-columns-repeated="2"/>
          <table:table-cell table:style-name="ce1" office:value-type="string" calcext:value-type="string">
            <text:p>14/12</text:p>
          </table:table-cell>
          <table:table-cell table:number-columns-repeated="2"/>
          <table:table-cell office:value-type="float" office:value="526499" calcext:value-type="float">
            <text:p>526499</text:p>
          </table:table-cell>
          <table:table-cell office:value-type="float" office:value="671347" calcext:value-type="float">
            <text:p>671347</text:p>
          </table:table-cell>
          <table:table-cell office:value-type="float" office:value="643569" calcext:value-type="float">
            <text:p>643569</text:p>
          </table:table-cell>
          <table:table-cell office:value-type="float" office:value="821220" calcext:value-type="float">
            <text:p>821220</text:p>
          </table:table-cell>
          <table:table-cell office:value-type="float" office:value="629656" calcext:value-type="float">
            <text:p>629656</text:p>
          </table:table-cell>
          <table:table-cell/>
          <table:table-cell office:value-type="float" office:value="665529" calcext:value-type="float">
            <text:p>665529</text:p>
          </table:table-cell>
          <table:table-cell office:value-type="float" office:value="626886" calcext:value-type="float">
            <text:p>626886</text:p>
          </table:table-cell>
          <table:table-cell table:style-name="ce4" office:value-type="float" office:value="575336" calcext:value-type="float">
            <text:p>575336</text:p>
          </table:table-cell>
          <table:table-cell office:value-type="float" office:value="873504" calcext:value-type="float">
            <text:p>873504</text:p>
          </table:table-cell>
          <table:table-cell office:value-type="float" office:value="819699" calcext:value-type="float">
            <text:p>819699</text:p>
          </table:table-cell>
          <table:table-cell office:value-type="float" office:value="874266" calcext:value-type="float">
            <text:p>874266</text:p>
          </table:table-cell>
          <table:table-cell office:value-type="float" office:value="1035551" calcext:value-type="float">
            <text:p>1035551</text:p>
          </table:table-cell>
          <table:table-cell office:value-type="float" office:value="752225" calcext:value-type="float">
            <text:p>752225</text:p>
          </table:table-cell>
          <table:table-cell office:value-type="float" office:value="900251" calcext:value-type="float">
            <text:p>900251</text:p>
          </table:table-cell>
          <table:table-cell office:value-type="float" office:value="1188490" calcext:value-type="float">
            <text:p>1188490</text:p>
          </table:table-cell>
          <table:table-cell office:value-type="float" office:value="965922" calcext:value-type="float">
            <text:p>965922</text:p>
          </table:table-cell>
          <table:table-cell office:value-type="float" office:value="1060136" calcext:value-type="float">
            <text:p>1060136</text:p>
          </table:table-cell>
          <table:table-cell office:value-type="float" office:value="1600099" calcext:value-type="float">
            <text:p>1600099</text:p>
          </table:table-cell>
          <table:table-cell office:value-type="float" office:value="2179163" calcext:value-type="float">
            <text:p>2179163</text:p>
          </table:table-cell>
          <table:table-cell office:value-type="float" office:value="3751694" calcext:value-type="float">
            <text:p>3751694</text:p>
          </table:table-cell>
          <table:table-cell table:number-columns-repeated="984"/>
        </table:table-row>
        <table:table-row table:style-name="ro1">
          <table:table-cell table:style-name="Default"/>
          <table:table-cell table:number-columns-repeated="12"/>
          <table:table-cell table:style-name="Default"/>
          <table:table-cell table:number-columns-repeated="12"/>
          <table:table-cell table:style-name="ce7"/>
          <table:table-cell table:style-name="ce8" table:number-columns-repeated="13"/>
          <table:table-cell table:number-columns-repeated="984"/>
        </table:table-row>
        <table:table-row table:style-name="ro1" table:number-rows-repeated="2">
          <table:table-cell table:style-name="Default"/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/>
          <table:table-cell table:style-name="ce2"/>
          <table:table-cell table:style-name="ce3" office:value-type="string" calcext:value-type="string">
            <text:p>bbc.co.uk</text:p>
          </table:table-cell>
          <table:table-cell table:style-name="ce3" office:value-type="string" calcext:value-type="string">
            <text:p>nytimes.com</text:p>
          </table:table-cell>
          <table:table-cell table:style-name="ce3" office:value-type="string" calcext:value-type="string">
            <text:p>mashable.com</text:p>
          </table:table-cell>
          <table:table-cell table:style-name="ce3" office:value-type="string" calcext:value-type="string">
            <text:p>abcnews.com</text:p>
          </table:table-cell>
          <table:table-cell table:style-name="ce3" office:value-type="string" calcext:value-type="string">
            <text:p>cnn.com</text:p>
          </table:table-cell>
          <table:table-cell table:style-name="ce3" office:value-type="string" calcext:value-type="string">
            <text:p>theguardian.com</text:p>
          </table:table-cell>
          <table:table-cell table:style-name="ce3" office:value-type="string" calcext:value-type="string">
            <text:p>huffingtonpost.com</text:p>
          </table:table-cell>
          <table:table-cell table:style-name="ce3" office:value-type="string" calcext:value-type="string">
            <text:p>forbes.com</text:p>
          </table:table-cell>
          <table:table-cell table:style-name="ce3" office:value-type="string" calcext:value-type="string">
            <text:p>bleacherreport.com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Jan</text:p>
          </table:table-cell>
          <table:table-cell office:value-type="float" office:value="2704107" calcext:value-type="float">
            <text:p>2704107</text:p>
          </table:table-cell>
          <table:table-cell/>
          <table:table-cell office:value-type="float" office:value="1421044" calcext:value-type="float">
            <text:p>1421044</text:p>
          </table:table-cell>
          <table:table-cell office:value-type="float" office:value="790662" calcext:value-type="float">
            <text:p>790662</text:p>
          </table:table-cell>
          <table:table-cell office:value-type="float" office:value="1178810" calcext:value-type="float">
            <text:p>1178810</text:p>
          </table:table-cell>
          <table:table-cell/>
          <table:table-cell office:value-type="float" office:value="958699" calcext:value-type="float">
            <text:p>958699</text:p>
          </table:table-cell>
          <table:table-cell office:value-type="float" office:value="797548" calcext:value-type="float">
            <text:p>797548</text:p>
          </table:table-cell>
          <table:table-cell office:value-type="float" office:value="582378" calcext:value-type="float">
            <text:p>582378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Feb</text:p>
          </table:table-cell>
          <table:table-cell office:value-type="float" office:value="2481114" calcext:value-type="float">
            <text:p>2481114</text:p>
          </table:table-cell>
          <table:table-cell office:value-type="float" office:value="1280818" calcext:value-type="float">
            <text:p>1280818</text:p>
          </table:table-cell>
          <table:table-cell office:value-type="float" office:value="1459562" calcext:value-type="float">
            <text:p>1459562</text:p>
          </table:table-cell>
          <table:table-cell office:value-type="float" office:value="1149334" calcext:value-type="float">
            <text:p>1149334</text:p>
          </table:table-cell>
          <table:table-cell office:value-type="float" office:value="1155358" calcext:value-type="float">
            <text:p>1155358</text:p>
          </table:table-cell>
          <table:table-cell office:value-type="float" office:value="1066489" calcext:value-type="float">
            <text:p>1066489</text:p>
          </table:table-cell>
          <table:table-cell office:value-type="float" office:value="720629" calcext:value-type="float">
            <text:p>720629</text:p>
          </table:table-cell>
          <table:table-cell office:value-type="float" office:value="812845" calcext:value-type="float">
            <text:p>812845</text:p>
          </table:table-cell>
          <table:table-cell office:value-type="float" office:value="565630" calcext:value-type="float">
            <text:p>565630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Mar</text:p>
          </table:table-cell>
          <table:table-cell office:value-type="float" office:value="2714705" calcext:value-type="float">
            <text:p>2714705</text:p>
          </table:table-cell>
          <table:table-cell office:value-type="float" office:value="1836429" calcext:value-type="float">
            <text:p>1836429</text:p>
          </table:table-cell>
          <table:table-cell office:value-type="float" office:value="1655541" calcext:value-type="float">
            <text:p>1655541</text:p>
          </table:table-cell>
          <table:table-cell office:value-type="float" office:value="1759073" calcext:value-type="float">
            <text:p>1759073</text:p>
          </table:table-cell>
          <table:table-cell office:value-type="float" office:value="1207393" calcext:value-type="float">
            <text:p>1207393</text:p>
          </table:table-cell>
          <table:table-cell office:value-type="float" office:value="1156510" calcext:value-type="float">
            <text:p>1156510</text:p>
          </table:table-cell>
          <table:table-cell office:value-type="float" office:value="854134" calcext:value-type="float">
            <text:p>854134</text:p>
          </table:table-cell>
          <table:table-cell office:value-type="float" office:value="961547" calcext:value-type="float">
            <text:p>961547</text:p>
          </table:table-cell>
          <table:table-cell office:value-type="float" office:value="681525" calcext:value-type="float">
            <text:p>681525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pr</text:p>
          </table:table-cell>
          <table:table-cell office:value-type="float" office:value="2866354" calcext:value-type="float">
            <text:p>2866354</text:p>
          </table:table-cell>
          <table:table-cell office:value-type="float" office:value="1997272" calcext:value-type="float">
            <text:p>1997272</text:p>
          </table:table-cell>
          <table:table-cell office:value-type="float" office:value="1829419" calcext:value-type="float">
            <text:p>1829419</text:p>
          </table:table-cell>
          <table:table-cell office:value-type="float" office:value="1558928" calcext:value-type="float">
            <text:p>1558928</text:p>
          </table:table-cell>
          <table:table-cell office:value-type="float" office:value="1246775" calcext:value-type="float">
            <text:p>1246775</text:p>
          </table:table-cell>
          <table:table-cell office:value-type="float" office:value="1130401" calcext:value-type="float">
            <text:p>1130401</text:p>
          </table:table-cell>
          <table:table-cell office:value-type="float" office:value="771351" calcext:value-type="float">
            <text:p>771351</text:p>
          </table:table-cell>
          <table:table-cell office:value-type="float" office:value="892681" calcext:value-type="float">
            <text:p>892681</text:p>
          </table:table-cell>
          <table:table-cell office:value-type="float" office:value="724889" calcext:value-type="float">
            <text:p>72488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May</text:p>
          </table:table-cell>
          <table:table-cell office:value-type="float" office:value="3123577" calcext:value-type="float">
            <text:p>3123577</text:p>
          </table:table-cell>
          <table:table-cell office:value-type="float" office:value="2112842" calcext:value-type="float">
            <text:p>2112842</text:p>
          </table:table-cell>
          <table:table-cell office:value-type="float" office:value="1767630" calcext:value-type="float">
            <text:p>1767630</text:p>
          </table:table-cell>
          <table:table-cell office:value-type="float" office:value="1623797" calcext:value-type="float">
            <text:p>1623797</text:p>
          </table:table-cell>
          <table:table-cell office:value-type="float" office:value="1245418" calcext:value-type="float">
            <text:p>1245418</text:p>
          </table:table-cell>
          <table:table-cell office:value-type="float" office:value="1225781" calcext:value-type="float">
            <text:p>1225781</text:p>
          </table:table-cell>
          <table:table-cell office:value-type="float" office:value="834435" calcext:value-type="float">
            <text:p>834435</text:p>
          </table:table-cell>
          <table:table-cell office:value-type="float" office:value="958192" calcext:value-type="float">
            <text:p>958192</text:p>
          </table:table-cell>
          <table:table-cell office:value-type="float" office:value="741375" calcext:value-type="float">
            <text:p>741375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14/06</text:p>
          </table:table-cell>
          <table:table-cell office:value-type="float" office:value="3245304" calcext:value-type="float">
            <text:p>3245304</text:p>
          </table:table-cell>
          <table:table-cell office:value-type="float" office:value="2284778" calcext:value-type="float">
            <text:p>2284778</text:p>
          </table:table-cell>
          <table:table-cell office:value-type="float" office:value="1834040" calcext:value-type="float">
            <text:p>1834040</text:p>
          </table:table-cell>
          <table:table-cell office:value-type="float" office:value="1803100" calcext:value-type="float">
            <text:p>1803100</text:p>
          </table:table-cell>
          <table:table-cell office:value-type="float" office:value="1169156" calcext:value-type="float">
            <text:p>1169156</text:p>
          </table:table-cell>
          <table:table-cell office:value-type="float" office:value="1324385" calcext:value-type="float">
            <text:p>1324385</text:p>
          </table:table-cell>
          <table:table-cell office:value-type="float" office:value="933237" calcext:value-type="float">
            <text:p>933237</text:p>
          </table:table-cell>
          <table:table-cell office:value-type="float" office:value="1028389" calcext:value-type="float">
            <text:p>1028389</text:p>
          </table:table-cell>
          <table:table-cell office:value-type="float" office:value="842778" calcext:value-type="float">
            <text:p>842778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14/07</text:p>
          </table:table-cell>
          <table:table-cell office:value-type="float" office:value="3556637" calcext:value-type="float">
            <text:p>3556637</text:p>
          </table:table-cell>
          <table:table-cell office:value-type="float" office:value="2476791" calcext:value-type="float">
            <text:p>2476791</text:p>
          </table:table-cell>
          <table:table-cell office:value-type="float" office:value="1951710" calcext:value-type="float">
            <text:p>1951710</text:p>
          </table:table-cell>
          <table:table-cell office:value-type="float" office:value="1906837" calcext:value-type="float">
            <text:p>1906837</text:p>
          </table:table-cell>
          <table:table-cell office:value-type="float" office:value="1385019" calcext:value-type="float">
            <text:p>1385019</text:p>
          </table:table-cell>
          <table:table-cell office:value-type="float" office:value="1419686" calcext:value-type="float">
            <text:p>1419686</text:p>
          </table:table-cell>
          <table:table-cell office:value-type="float" office:value="1142282" calcext:value-type="float">
            <text:p>1142282</text:p>
          </table:table-cell>
          <table:table-cell office:value-type="float" office:value="1112241" calcext:value-type="float">
            <text:p>1112241</text:p>
          </table:table-cell>
          <table:table-cell office:value-type="float" office:value="843379" calcext:value-type="float">
            <text:p>84337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14/08</text:p>
          </table:table-cell>
          <table:table-cell office:value-type="float" office:value="3392030" calcext:value-type="float">
            <text:p>3392030</text:p>
          </table:table-cell>
          <table:table-cell office:value-type="float" office:value="2354626" calcext:value-type="float">
            <text:p>2354626</text:p>
          </table:table-cell>
          <table:table-cell office:value-type="float" office:value="1656521" calcext:value-type="float">
            <text:p>1656521</text:p>
          </table:table-cell>
          <table:table-cell office:value-type="float" office:value="1677643" calcext:value-type="float">
            <text:p>1677643</text:p>
          </table:table-cell>
          <table:table-cell office:value-type="float" office:value="1307342" calcext:value-type="float">
            <text:p>1307342</text:p>
          </table:table-cell>
          <table:table-cell office:value-type="float" office:value="1265721" calcext:value-type="float">
            <text:p>1265721</text:p>
          </table:table-cell>
          <table:table-cell office:value-type="float" office:value="1136686" calcext:value-type="float">
            <text:p>1136686</text:p>
          </table:table-cell>
          <table:table-cell office:value-type="float" office:value="1128849" calcext:value-type="float">
            <text:p>1128849</text:p>
          </table:table-cell>
          <table:table-cell office:value-type="float" office:value="827064" calcext:value-type="float">
            <text:p>827064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14/09</text:p>
          </table:table-cell>
          <table:table-cell office:value-type="float" office:value="3789897" calcext:value-type="float">
            <text:p>3789897</text:p>
          </table:table-cell>
          <table:table-cell office:value-type="float" office:value="2420402" calcext:value-type="float">
            <text:p>2420402</text:p>
          </table:table-cell>
          <table:table-cell office:value-type="float" office:value="1856563" calcext:value-type="float">
            <text:p>1856563</text:p>
          </table:table-cell>
          <table:table-cell office:value-type="float" office:value="1667659" calcext:value-type="float">
            <text:p>1667659</text:p>
          </table:table-cell>
          <table:table-cell office:value-type="float" office:value="1352330" calcext:value-type="float">
            <text:p>1352330</text:p>
          </table:table-cell>
          <table:table-cell office:value-type="float" office:value="1370076" calcext:value-type="float">
            <text:p>1370076</text:p>
          </table:table-cell>
          <table:table-cell office:value-type="float" office:value="1122685" calcext:value-type="float">
            <text:p>1122685</text:p>
          </table:table-cell>
          <table:table-cell office:value-type="float" office:value="1176191" calcext:value-type="float">
            <text:p>1176191</text:p>
          </table:table-cell>
          <table:table-cell office:value-type="float" office:value="1087681" calcext:value-type="float">
            <text:p>1087681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14/10</text:p>
          </table:table-cell>
          <table:table-cell office:value-type="float" office:value="4020105" calcext:value-type="float">
            <text:p>4020105</text:p>
          </table:table-cell>
          <table:table-cell office:value-type="float" office:value="2597804" calcext:value-type="float">
            <text:p>2597804</text:p>
          </table:table-cell>
          <table:table-cell office:value-type="float" office:value="1816282" calcext:value-type="float">
            <text:p>1816282</text:p>
          </table:table-cell>
          <table:table-cell office:value-type="float" office:value="1364784" calcext:value-type="float">
            <text:p>1364784</text:p>
          </table:table-cell>
          <table:table-cell office:value-type="float" office:value="1532395" calcext:value-type="float">
            <text:p>1532395</text:p>
          </table:table-cell>
          <table:table-cell office:value-type="float" office:value="1510690" calcext:value-type="float">
            <text:p>1510690</text:p>
          </table:table-cell>
          <table:table-cell office:value-type="float" office:value="1169717" calcext:value-type="float">
            <text:p>1169717</text:p>
          </table:table-cell>
          <table:table-cell office:value-type="float" office:value="1101766" calcext:value-type="float">
            <text:p>1101766</text:p>
          </table:table-cell>
          <table:table-cell office:value-type="float" office:value="1117292" calcext:value-type="float">
            <text:p>1117292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14/11</text:p>
          </table:table-cell>
          <table:table-cell office:value-type="float" office:value="3960272" calcext:value-type="float">
            <text:p>3960272</text:p>
          </table:table-cell>
          <table:table-cell office:value-type="float" office:value="2221533" calcext:value-type="float">
            <text:p>2221533</text:p>
          </table:table-cell>
          <table:table-cell office:value-type="float" office:value="1775751" calcext:value-type="float">
            <text:p>1775751</text:p>
          </table:table-cell>
          <table:table-cell office:value-type="float" office:value="1279177" calcext:value-type="float">
            <text:p>1279177</text:p>
          </table:table-cell>
          <table:table-cell office:value-type="float" office:value="1273525" calcext:value-type="float">
            <text:p>1273525</text:p>
          </table:table-cell>
          <table:table-cell office:value-type="float" office:value="1350454" calcext:value-type="float">
            <text:p>1350454</text:p>
          </table:table-cell>
          <table:table-cell office:value-type="float" office:value="1021940" calcext:value-type="float">
            <text:p>1021940</text:p>
          </table:table-cell>
          <table:table-cell office:value-type="float" office:value="778152" calcext:value-type="float">
            <text:p>778152</text:p>
          </table:table-cell>
          <table:table-cell office:value-type="float" office:value="1178571" calcext:value-type="float">
            <text:p>1178571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14/12</text:p>
          </table:table-cell>
          <table:table-cell office:value-type="float" office:value="3751694" calcext:value-type="float">
            <text:p>3751694</text:p>
          </table:table-cell>
          <table:table-cell office:value-type="float" office:value="2179163" calcext:value-type="float">
            <text:p>2179163</text:p>
          </table:table-cell>
          <table:table-cell office:value-type="float" office:value="1600099" calcext:value-type="float">
            <text:p>1600099</text:p>
          </table:table-cell>
          <table:table-cell office:value-type="float" office:value="1060136" calcext:value-type="float">
            <text:p>1060136</text:p>
          </table:table-cell>
          <table:table-cell office:value-type="float" office:value="965922" calcext:value-type="float">
            <text:p>965922</text:p>
          </table:table-cell>
          <table:table-cell office:value-type="float" office:value="1188490" calcext:value-type="float">
            <text:p>1188490</text:p>
          </table:table-cell>
          <table:table-cell office:value-type="float" office:value="900251" calcext:value-type="float">
            <text:p>900251</text:p>
          </table:table-cell>
          <table:table-cell office:value-type="float" office:value="752225" calcext:value-type="float">
            <text:p>752225</text:p>
          </table:table-cell>
          <table:table-cell office:value-type="float" office:value="1035551" calcext:value-type="float">
            <text:p>1035551</text:p>
          </table:table-cell>
          <table:table-cell/>
          <table:table-cell table:style-name="Default"/>
          <table:table-cell table:number-columns-repeated="1010"/>
        </table:table-row>
      </table:table>
      <table:named-expressions/>
      <table:database-ranges>
        <table:database-range table:name="__Anonymous_Sheet_DB__0" table:target-range-address="Sheet1.A3:Sheet1.N25" table:contains-header="false">
          <table:sort>
            <table:sort-by table:field-number="1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0/00/0000</text:date>, <text:time style:data-style-name="N2" text:time-value="11:08:39.253112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6-09T11:34:13.701694299</dc:date>
    <meta:editing-duration>P0D</meta:editing-duration>
    <meta:editing-cycles>2</meta:editing-cycles>
    <meta:document-statistic meta:table-count="1" meta:cell-count="8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07cm" svg:y="3.205cm" style:legend-expansion="high" chart:style-name="ch2"/>
        <chart:plot-area chart:style-name="ch3" table:cell-range-address="Sheet1.Q12:Sheet1.V24" chart:data-source-has-labels="both" svg:x="0.32cm" svg:y="0.18cm" svg:width="11.767cm" svg:height="8.64cm">
          <chartooo:coordinate-region svg:x="1.867cm" svg:y="0.379cm" svg:width="9.795cm" svg:height="7.794cm"/>
          <chart:axis chart:dimension="x" chart:name="primary-x" chart:style-name="ch4" chartooo:axis-type="auto">
            <chartooo:date-scale/>
            <chart:categories table:cell-range-address="Sheet1.Q13:Sheet1.Q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R13:Sheet1.R24" chart:label-cell-address="Sheet1.R12:Sheet1.R12" chart:class="chart:line">
            <chart:data-point chart:repeated="12"/>
          </chart:series>
          <chart:series chart:style-name="ch7" chart:values-cell-range-address="Sheet1.S13:Sheet1.S24" chart:label-cell-address="Sheet1.S12:Sheet1.S12" chart:class="chart:line">
            <chart:data-point chart:repeated="12"/>
          </chart:series>
          <chart:series chart:style-name="ch8" chart:values-cell-range-address="Sheet1.T13:Sheet1.T24" chart:label-cell-address="Sheet1.T12:Sheet1.T12" chart:class="chart:line">
            <chart:data-point chart:repeated="12"/>
          </chart:series>
          <chart:series chart:style-name="ch9" chart:values-cell-range-address="Sheet1.U13:Sheet1.U24" chart:label-cell-address="Sheet1.U12:Sheet1.U12" chart:class="chart:line">
            <chart:data-point chart:repeated="12"/>
          </chart:series>
          <chart:series chart:style-name="ch10" chart:values-cell-range-address="Sheet1.V13:Sheet1.V24" chart:label-cell-address="Sheet1.V12:Sheet1.V12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c.co.uk</text:p>
                <draw:g>
                  <svg:desc>Sheet1.R12:Sheet1.R12</svg:desc>
                </draw:g>
              </table:table-cell>
              <table:table-cell office:value-type="string">
                <text:p>nytimes.com</text:p>
                <draw:g>
                  <svg:desc>Sheet1.S12:Sheet1.S12</svg:desc>
                </draw:g>
              </table:table-cell>
              <table:table-cell office:value-type="string">
                <text:p>mashable.com</text:p>
                <draw:g>
                  <svg:desc>Sheet1.T12:Sheet1.T12</svg:desc>
                </draw:g>
              </table:table-cell>
              <table:table-cell office:value-type="string">
                <text:p>abcnews.com</text:p>
                <draw:g>
                  <svg:desc>Sheet1.U12:Sheet1.U12</svg:desc>
                </draw:g>
              </table:table-cell>
              <table:table-cell office:value-type="string">
                <text:p>cnn.com</text:p>
                <draw:g>
                  <svg:desc>Sheet1.V12:Sheet1.V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4/01</text:p>
                <draw:g>
                  <svg:desc>Sheet1.Q13:Sheet1.Q24</svg:desc>
                </draw:g>
              </table:table-cell>
              <table:table-cell office:value-type="float" office:value="2704107">
                <text:p>2704107</text:p>
                <draw:g>
                  <svg:desc>Sheet1.R13:Sheet1.R24</svg:desc>
                </draw:g>
              </table:table-cell>
              <table:table-cell office:value-type="float" office:value="NaN">
                <text:p>NaN</text:p>
                <draw:g>
                  <svg:desc>Sheet1.S13:Sheet1.S24</svg:desc>
                </draw:g>
              </table:table-cell>
              <table:table-cell office:value-type="float" office:value="1421044">
                <text:p>1421044</text:p>
                <draw:g>
                  <svg:desc>Sheet1.T13:Sheet1.T24</svg:desc>
                </draw:g>
              </table:table-cell>
              <table:table-cell office:value-type="float" office:value="790662">
                <text:p>790662</text:p>
                <draw:g>
                  <svg:desc>Sheet1.U13:Sheet1.U24</svg:desc>
                </draw:g>
              </table:table-cell>
              <table:table-cell office:value-type="float" office:value="1178810">
                <text:p>1178810</text:p>
                <draw:g>
                  <svg:desc>Sheet1.V13:Sheet1.V24</svg:desc>
                </draw:g>
              </table:table-cell>
            </table:table-row>
            <table:table-row>
              <table:table-cell office:value-type="string">
                <text:p>14/02</text:p>
              </table:table-cell>
              <table:table-cell office:value-type="float" office:value="2481114">
                <text:p>2481114</text:p>
              </table:table-cell>
              <table:table-cell office:value-type="float" office:value="1280818">
                <text:p>1280818</text:p>
              </table:table-cell>
              <table:table-cell office:value-type="float" office:value="1459562">
                <text:p>1459562</text:p>
              </table:table-cell>
              <table:table-cell office:value-type="float" office:value="1149334">
                <text:p>1149334</text:p>
              </table:table-cell>
              <table:table-cell office:value-type="float" office:value="1155358">
                <text:p>1155358</text:p>
              </table:table-cell>
            </table:table-row>
            <table:table-row>
              <table:table-cell office:value-type="string">
                <text:p>14/03</text:p>
              </table:table-cell>
              <table:table-cell office:value-type="float" office:value="2714705">
                <text:p>2714705</text:p>
              </table:table-cell>
              <table:table-cell office:value-type="float" office:value="1836429">
                <text:p>1836429</text:p>
              </table:table-cell>
              <table:table-cell office:value-type="float" office:value="1655541">
                <text:p>1655541</text:p>
              </table:table-cell>
              <table:table-cell office:value-type="float" office:value="1759073">
                <text:p>1759073</text:p>
              </table:table-cell>
              <table:table-cell office:value-type="float" office:value="1207393">
                <text:p>1207393</text:p>
              </table:table-cell>
            </table:table-row>
            <table:table-row>
              <table:table-cell office:value-type="string">
                <text:p>14/04</text:p>
              </table:table-cell>
              <table:table-cell office:value-type="float" office:value="2866354">
                <text:p>2866354</text:p>
              </table:table-cell>
              <table:table-cell office:value-type="float" office:value="1997272">
                <text:p>1997272</text:p>
              </table:table-cell>
              <table:table-cell office:value-type="float" office:value="1829419">
                <text:p>1829419</text:p>
              </table:table-cell>
              <table:table-cell office:value-type="float" office:value="1558928">
                <text:p>1558928</text:p>
              </table:table-cell>
              <table:table-cell office:value-type="float" office:value="1246775">
                <text:p>1246775</text:p>
              </table:table-cell>
            </table:table-row>
            <table:table-row>
              <table:table-cell office:value-type="string">
                <text:p>14/05</text:p>
              </table:table-cell>
              <table:table-cell office:value-type="float" office:value="3123577">
                <text:p>3123577</text:p>
              </table:table-cell>
              <table:table-cell office:value-type="float" office:value="2112842">
                <text:p>2112842</text:p>
              </table:table-cell>
              <table:table-cell office:value-type="float" office:value="1767630">
                <text:p>1767630</text:p>
              </table:table-cell>
              <table:table-cell office:value-type="float" office:value="1623797">
                <text:p>1623797</text:p>
              </table:table-cell>
              <table:table-cell office:value-type="float" office:value="1245418">
                <text:p>1245418</text:p>
              </table:table-cell>
            </table:table-row>
            <table:table-row>
              <table:table-cell office:value-type="string">
                <text:p>14/06</text:p>
              </table:table-cell>
              <table:table-cell office:value-type="float" office:value="3245304">
                <text:p>3245304</text:p>
              </table:table-cell>
              <table:table-cell office:value-type="float" office:value="2284778">
                <text:p>2284778</text:p>
              </table:table-cell>
              <table:table-cell office:value-type="float" office:value="1834040">
                <text:p>1834040</text:p>
              </table:table-cell>
              <table:table-cell office:value-type="float" office:value="1803100">
                <text:p>1803100</text:p>
              </table:table-cell>
              <table:table-cell office:value-type="float" office:value="1169156">
                <text:p>1169156</text:p>
              </table:table-cell>
            </table:table-row>
            <table:table-row>
              <table:table-cell office:value-type="string">
                <text:p>14/07</text:p>
              </table:table-cell>
              <table:table-cell office:value-type="float" office:value="3556637">
                <text:p>3556637</text:p>
              </table:table-cell>
              <table:table-cell office:value-type="float" office:value="2476791">
                <text:p>2476791</text:p>
              </table:table-cell>
              <table:table-cell office:value-type="float" office:value="1951710">
                <text:p>1951710</text:p>
              </table:table-cell>
              <table:table-cell office:value-type="float" office:value="1906837">
                <text:p>1906837</text:p>
              </table:table-cell>
              <table:table-cell office:value-type="float" office:value="1385019">
                <text:p>1385019</text:p>
              </table:table-cell>
            </table:table-row>
            <table:table-row>
              <table:table-cell office:value-type="string">
                <text:p>14/08</text:p>
              </table:table-cell>
              <table:table-cell office:value-type="float" office:value="3392030">
                <text:p>3392030</text:p>
              </table:table-cell>
              <table:table-cell office:value-type="float" office:value="2354626">
                <text:p>2354626</text:p>
              </table:table-cell>
              <table:table-cell office:value-type="float" office:value="1656521">
                <text:p>1656521</text:p>
              </table:table-cell>
              <table:table-cell office:value-type="float" office:value="1677643">
                <text:p>1677643</text:p>
              </table:table-cell>
              <table:table-cell office:value-type="float" office:value="1307342">
                <text:p>1307342</text:p>
              </table:table-cell>
            </table:table-row>
            <table:table-row>
              <table:table-cell office:value-type="string">
                <text:p>14/09</text:p>
              </table:table-cell>
              <table:table-cell office:value-type="float" office:value="3789897">
                <text:p>3789897</text:p>
              </table:table-cell>
              <table:table-cell office:value-type="float" office:value="2420402">
                <text:p>2420402</text:p>
              </table:table-cell>
              <table:table-cell office:value-type="float" office:value="1856563">
                <text:p>1856563</text:p>
              </table:table-cell>
              <table:table-cell office:value-type="float" office:value="1667659">
                <text:p>1667659</text:p>
              </table:table-cell>
              <table:table-cell office:value-type="float" office:value="1352330">
                <text:p>1352330</text:p>
              </table:table-cell>
            </table:table-row>
            <table:table-row>
              <table:table-cell office:value-type="string">
                <text:p>14/10</text:p>
              </table:table-cell>
              <table:table-cell office:value-type="float" office:value="4020105">
                <text:p>4020105</text:p>
              </table:table-cell>
              <table:table-cell office:value-type="float" office:value="2597804">
                <text:p>2597804</text:p>
              </table:table-cell>
              <table:table-cell office:value-type="float" office:value="1816282">
                <text:p>1816282</text:p>
              </table:table-cell>
              <table:table-cell office:value-type="float" office:value="1364784">
                <text:p>1364784</text:p>
              </table:table-cell>
              <table:table-cell office:value-type="float" office:value="1532395">
                <text:p>1532395</text:p>
              </table:table-cell>
            </table:table-row>
            <table:table-row>
              <table:table-cell office:value-type="string">
                <text:p>14/11</text:p>
              </table:table-cell>
              <table:table-cell office:value-type="float" office:value="3960272">
                <text:p>3960272</text:p>
              </table:table-cell>
              <table:table-cell office:value-type="float" office:value="2221533">
                <text:p>2221533</text:p>
              </table:table-cell>
              <table:table-cell office:value-type="float" office:value="1775751">
                <text:p>1775751</text:p>
              </table:table-cell>
              <table:table-cell office:value-type="float" office:value="1279177">
                <text:p>1279177</text:p>
              </table:table-cell>
              <table:table-cell office:value-type="float" office:value="1273525">
                <text:p>1273525</text:p>
              </table:table-cell>
            </table:table-row>
            <table:table-row>
              <table:table-cell office:value-type="string">
                <text:p>14/12</text:p>
              </table:table-cell>
              <table:table-cell office:value-type="float" office:value="3751694">
                <text:p>3751694</text:p>
              </table:table-cell>
              <table:table-cell office:value-type="float" office:value="2179163">
                <text:p>2179163</text:p>
              </table:table-cell>
              <table:table-cell office:value-type="float" office:value="1600099">
                <text:p>1600099</text:p>
              </table:table-cell>
              <table:table-cell office:value-type="float" office:value="1060136">
                <text:p>1060136</text:p>
              </table:table-cell>
              <table:table-cell office:value-type="float" office:value="965922">
                <text:p>9659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